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2" style:family="paragraph" style:parent-style-name="Standard">
      <style:paragraph-properties fo:margin-top="0in" fo:margin-bottom="0in" style:shadow="none"/>
      <style:text-properties style:font-name="Courier" fo:font-size="10pt" style:font-size-asian="10pt" style:font-size-complex="10pt"/>
    </style:style>
    <style:style style:name="P13" style:family="paragraph" style:parent-style-name="Standard">
      <style:paragraph-properties fo:margin-top="0in" fo:margin-bottom="0in"/>
      <style:text-properties style:font-name="Courier" fo:font-size="10pt" style:font-size-asian="10pt" style:font-size-complex="10pt"/>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tyle="italic"/>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style:font-name="Courier" fo:font-size="10pt" style:font-size-asian="10pt" style:font-size-complex="10pt"/>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margin-top="0in" fo:margin-bottom="0.1201in" style:shadow="none"/>
      <style:text-properties style:font-name="Courier" fo:font-size="10pt" style:font-size-asian="10pt" style:font-size-complex="10pt"/>
    </style:style>
    <style:style style:name="P20" style:family="paragraph" style:parent-style-name="Standard">
      <style:paragraph-properties fo:margin-top="0in" fo:margin-bottom="0.1201in"/>
      <style:text-properties style:font-name="Courier" fo:font-size="10pt" style:font-size-asian="10pt" style:font-size-complex="10pt"/>
    </style:style>
    <style:style style:name="P21" style:family="paragraph" style:parent-style-name="Standard">
      <style:paragraph-properties fo:background-color="transparent">
        <style:background-image/>
      </style:paragraph-properties>
    </style:style>
    <style:style style:name="P22"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3" style:family="paragraph" style:parent-style-name="Text_20_body">
      <style:paragraph-properties fo:break-before="page"/>
      <style:text-properties fo:font-style="italic"/>
    </style:style>
    <style:style style:name="P24" style:family="paragraph" style:parent-style-name="Table_20_Contents">
      <style:paragraph-properties fo:text-align="center" style:justify-single-word="fals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3">
      <style:paragraph-properties>
        <style:tab-stops>
          <style:tab-stop style:position="6.9252in" style:type="right" style:leader-style="dotted" style:leader-text="."/>
        </style:tab-stops>
      </style:paragraph-properties>
    </style:style>
    <style:style style:name="P28" style:family="paragraph" style:parent-style-name="Contents_20_4">
      <style:paragraph-properties>
        <style:tab-stops>
          <style:tab-stop style:position="6.9252in" style:type="right" style:leader-style="dotted" style:leader-text="."/>
        </style:tab-stops>
      </style:paragraph-properties>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font-style="italic" style:font-style-asian="italic" style:font-style-complex="italic"/>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3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8" style:family="paragraph" style:parent-style-name="Footer">
      <style:paragraph-properties>
        <style:tab-stops>
          <style:tab-stop style:position="3in" style:type="center"/>
          <style:tab-stop style:position="6.5in" style:type="right"/>
        </style:tab-stops>
      </style:paragraph-properties>
    </style:style>
    <style:style style:name="P39" style:family="paragraph" style:parent-style-name="Heading_20_1" style:master-page-name="First_20_Page">
      <style:paragraph-properties style:page-number="auto"/>
    </style:style>
    <style:style style:name="P40" style:family="paragraph">
      <style:paragraph-properties style:writing-mode="lr-tb"/>
    </style:style>
    <style:style style:name="P4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fo:font-style="italic" style:font-style-asian="normal" style:font-style-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tyle="italic" style:font-style-asian="normal" style:font-style-complex="normal"/>
    </style:style>
    <style:style style:name="T10" style:family="text">
      <style:text-properties style:text-position="33% 80%"/>
    </style:style>
    <style:style style:name="T11" style:family="text">
      <style:text-properties style:text-position="-33% 80%"/>
    </style:style>
    <style:style style:name="T12" style:family="text">
      <style:text-properties fo:font-variant="normal" fo:text-transform="none" fo:font-style="normal"/>
    </style:style>
    <style:style style:name="T13" style:family="text">
      <style:text-properties style:font-name="Times New Roman2" fo:font-size="12pt"/>
    </style:style>
    <style:style style:name="T14" style:family="text">
      <style:text-properties fo:color="#000000" style:font-name="Times New Roman2" fo:font-size="12pt"/>
    </style:style>
    <style:style style:name="T15" style:family="text">
      <style:text-properties fo:background-color="#99ccff"/>
    </style:style>
    <style:style style:name="T16" style:family="text">
      <style:text-properties fo:background-color="#ffff66"/>
    </style:style>
    <style:style style:name="T17" style:family="text">
      <style:text-properties fo:background-color="#eb613d"/>
    </style:style>
    <style:style style:name="T18" style:family="text">
      <style:text-properties style:font-style-asian="italic" style:font-style-complex="italic"/>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text-position="super 58%"/>
    </style:style>
    <style:style style:name="T22" style:family="text">
      <style:text-properties style:font-name="Courier" fo:font-size="10pt" style:font-size-asian="10pt" style:font-size-complex="10pt"/>
    </style:style>
    <style:style style:name="T2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76098064" text:id="ct376098064">
          <text:insertion>
            <office:change-info>
              <dc:creator>Bob Jacobsen</dc:creator>
              <dc:date>2010-10-15T18:16:00</dc:date>
            </office:change-info>
          </text:insertion>
        </text:changed-region>
        <text:changed-region xml:id="ct2017908528" text:id="ct2017908528">
          <text:insertion>
            <office:change-info>
              <dc:creator>Bob Jacobsen</dc:creator>
              <dc:date>2010-10-15T18:17:00</dc:date>
            </office:change-info>
          </text:insertion>
        </text:changed-region>
        <text:changed-region xml:id="ct2017702000" text:id="ct2017702000">
          <text:insertion>
            <office:change-info>
              <dc:creator>Bob Jacobsen</dc:creator>
              <dc:date>2011-03-11T11:16:00</dc:date>
            </office:change-info>
          </text:insertion>
        </text:changed-region>
        <text:changed-region xml:id="ct2017702128" text:id="ct2017702128">
          <text:insertion>
            <office:change-info>
              <dc:creator>Bob Jacobsen</dc:creator>
              <dc:date>2012-01-16T18:10:00</dc:date>
            </office:change-info>
          </text:insertion>
        </text:changed-region>
        <text:changed-region xml:id="ct2095142464" text:id="ct2095142464">
          <text:deletion>
            <office:change-info>
              <dc:creator>Bob Jacobsen</dc:creator>
              <dc:date>2011-03-11T11:21:00</dc:date>
            </office:change-info>
            <text:p text:style-name="Standard">a </text:p>
          </text:deletion>
        </text:changed-region>
        <text:changed-region xml:id="ct2095142768" text:id="ct2095142768">
          <text:deletion>
            <office:change-info>
              <dc:creator>Bob Jacobsen</dc:creator>
              <dc:date>2011-03-11T11:21:00</dc:date>
            </office:change-info>
            <text:p text:style-name="Standard">4</text:p>
          </text:deletion>
        </text:changed-region>
        <text:changed-region xml:id="ct-2033808080" text:id="ct-2033808080">
          <text:insertion>
            <office:change-info>
              <dc:creator>Bob Jacobsen</dc:creator>
              <dc:date>2011-03-11T11:21:00</dc:date>
            </office:change-info>
          </text:insertion>
        </text:changed-region>
        <text:changed-region xml:id="ct-2034559184" text:id="ct-2034559184">
          <text:insertion>
            <office:change-info>
              <dc:creator>Bob Jacobsen</dc:creator>
              <dc:date>2010-10-15T20:01:00</dc:date>
            </office:change-info>
          </text:insertion>
        </text:changed-region>
        <text:changed-region xml:id="ct2017705088" text:id="ct2017705088">
          <text:insertion>
            <office:change-info>
              <dc:creator>Bob Jacobsen</dc:creator>
              <dc:date>2012-04-22T15:09:00</dc:date>
            </office:change-info>
          </text:insertion>
        </text:changed-region>
        <text:changed-region xml:id="ct2017705264" text:id="ct2017705264">
          <text:insertion>
            <office:change-info>
              <dc:creator>Bob Jacobsen</dc:creator>
              <dc:date>2012-04-22T15:10:00</dc:date>
            </office:change-info>
          </text:insertion>
        </text:changed-region>
        <text:changed-region xml:id="ct2017705392" text:id="ct2017705392">
          <text:insertion>
            <office:change-info>
              <dc:creator>Bob Jacobsen</dc:creator>
              <dc:date>2012-05-06T20:15:00</dc:date>
            </office:change-info>
          </text:insertion>
        </text:changed-region>
        <text:changed-region xml:id="ct2017705488" text:id="ct2017705488">
          <text:deletion>
            <office:change-info>
              <dc:creator>Bob Jacobsen</dc:creator>
              <dc:date>2010-10-15T18:14:00</dc:date>
            </office:change-info>
            <text:p text:style-name="Standard">layer of communications</text:p>
          </text:deletion>
        </text:changed-region>
        <text:changed-region xml:id="ct2017706080" text:id="ct2017706080">
          <text:insertion>
            <office:change-info>
              <dc:creator>Bob Jacobsen</dc:creator>
              <dc:date>2010-10-15T18:14:00</dc:date>
            </office:change-info>
          </text:insertion>
        </text:changed-region>
        <text:changed-region xml:id="ct2017705584" text:id="ct2017705584">
          <text:deletion>
            <office:change-info>
              <dc:creator>Bob Jacobsen</dc:creator>
              <dc:date>2012-05-06T20:15:00</dc:date>
            </office:change-info>
            <text:p text:style-name="Standard">valuable</text:p>
          </text:deletion>
        </text:changed-region>
        <text:changed-region xml:id="ct2017705680" text:id="ct2017705680">
          <text:insertion>
            <office:change-info>
              <dc:creator>Bob Jacobsen</dc:creator>
              <dc:date>2012-05-06T20:15:00</dc:date>
            </office:change-info>
          </text:insertion>
        </text:changed-region>
        <text:changed-region xml:id="ct376097264" text:id="ct376097264">
          <text:deletion>
            <office:change-info>
              <dc:creator>Bob Jacobsen</dc:creator>
              <dc:date>2011-03-11T11:22:00</dc:date>
            </office:change-info>
            <text:p text:style-name="Standard">Node</text:p>
          </text:deletion>
        </text:changed-region>
        <text:changed-region xml:id="ct376097360" text:id="ct376097360">
          <text:insertion>
            <office:change-info>
              <dc:creator>Bob Jacobsen</dc:creator>
              <dc:date>2011-03-11T11:22:00</dc:date>
            </office:change-info>
          </text:insertion>
        </text:changed-region>
        <text:changed-region xml:id="ct376097456" text:id="ct376097456">
          <text:deletion>
            <office:change-info>
              <dc:creator>Bob Jacobsen</dc:creator>
              <dc:date>2011-03-11T11:22:00</dc:date>
            </office:change-info>
            <text:p text:style-name="Standard"><text:s/>Node</text:p>
          </text:deletion>
        </text:changed-region>
        <text:changed-region xml:id="ct376097552" text:id="ct376097552">
          <text:insertion>
            <office:change-info>
              <dc:creator>Bob Jacobsen</dc:creator>
              <dc:date>2011-03-11T11:22:00</dc:date>
            </office:change-info>
          </text:insertion>
        </text:changed-region>
        <text:changed-region xml:id="ct2017881376" text:id="ct2017881376">
          <text:deletion>
            <office:change-info>
              <dc:creator>Bob Jacobsen</dc:creator>
              <dc:date>2011-03-11T11:22:00</dc:date>
            </office:change-info>
            <text:p text:style-name="Standard">Node</text:p>
          </text:deletion>
        </text:changed-region>
        <text:changed-region xml:id="ct375716976" text:id="ct375716976">
          <text:insertion>
            <office:change-info>
              <dc:creator>Bob Jacobsen</dc:creator>
              <dc:date>2011-03-11T11:22:00</dc:date>
            </office:change-info>
          </text:insertion>
        </text:changed-region>
        <text:changed-region xml:id="ct376097760" text:id="ct376097760">
          <text:insertion>
            <office:change-info>
              <dc:creator>Bob Jacobsen</dc:creator>
              <dc:date>2010-10-15T20:02:00</dc:date>
            </office:change-info>
          </text:insertion>
        </text:changed-region>
        <text:changed-region xml:id="ct376098864" text:id="ct376098864">
          <text:insertion>
            <office:change-info>
              <dc:creator>Bob Jacobsen</dc:creator>
              <dc:date>2010-10-15T18:15:00</dc:date>
            </office:change-info>
          </text:insertion>
        </text:changed-region>
        <text:changed-region xml:id="ct2095144736" text:id="ct2095144736">
          <text:insertion>
            <office:change-info>
              <dc:creator>Bob Jacobsen</dc:creator>
              <dc:date>2011-03-11T11:24:00</dc:date>
            </office:change-info>
          </text:insertion>
        </text:changed-region>
        <text:changed-region xml:id="ct-2034134864" text:id="ct-2034134864">
          <text:deletion>
            <office:change-info>
              <dc:creator>Bob Jacobsen</dc:creator>
              <dc:date>2012-04-22T15:26:00</dc:date>
            </office:change-info>
            <text:p text:style-name="Standard">first</text:p>
          </text:deletion>
        </text:changed-region>
        <text:changed-region xml:id="ct2095518208" text:id="ct2095518208">
          <text:insertion>
            <office:change-info>
              <dc:creator>Bob Jacobsen</dc:creator>
              <dc:date>2012-04-22T15:26:00</dc:date>
            </office:change-info>
          </text:insertion>
        </text:changed-region>
        <text:changed-region xml:id="ct2095144592" text:id="ct2095144592">
          <text:insertion>
            <office:change-info>
              <dc:creator>Bob Jacobsen</dc:creator>
              <dc:date>2012-04-22T15:11:00</dc:date>
            </office:change-info>
          </text:insertion>
        </text:changed-region>
        <text:changed-region xml:id="ct2095143440" text:id="ct2095143440">
          <text:insertion>
            <office:change-info>
              <dc:creator>Bob Jacobsen</dc:creator>
              <dc:date>2010-10-15T18:22:00</dc:date>
            </office:change-info>
          </text:insertion>
        </text:changed-region>
        <text:changed-region xml:id="ct-2033976656" text:id="ct-2033976656">
          <text:insertion>
            <office:change-info>
              <dc:creator>Bob Jacobsen</dc:creator>
              <dc:date>2011-06-29T07:38:00</dc:date>
            </office:change-info>
          </text:insertion>
        </text:changed-region>
        <text:changed-region xml:id="ct2095517232" text:id="ct2095517232">
          <text:insertion>
            <office:change-info>
              <dc:creator>Bob Jacobsen</dc:creator>
              <dc:date>2011-06-29T07:39:00</dc:date>
            </office:change-info>
          </text:insertion>
        </text:changed-region>
        <text:changed-region xml:id="ct2095381504" text:id="ct2095381504">
          <text:insertion>
            <office:change-info>
              <dc:creator>Bob Jacobsen</dc:creator>
              <dc:date>2010-10-15T18:18:00</dc:date>
            </office:change-info>
          </text:insertion>
        </text:changed-region>
        <text:changed-region xml:id="ct2095383200" text:id="ct2095383200">
          <text:deletion>
            <office:change-info>
              <dc:creator>Bob Jacobsen</dc:creator>
              <dc:date>2010-10-15T20:03:00</dc:date>
            </office:change-info>
            <text:p text:style-name="Standard"><text:s/>four</text:p>
          </text:deletion>
        </text:changed-region>
        <text:changed-region xml:id="ct2095383328" text:id="ct2095383328">
          <text:deletion>
            <office:change-info>
              <dc:creator>Bob Jacobsen</dc:creator>
              <dc:date>2010-10-15T20:03:00</dc:date>
            </office:change-info>
            <text:p text:style-name="Standard">at</text:p>
          </text:deletion>
        </text:changed-region>
        <text:changed-region xml:id="ct2095383456" text:id="ct2095383456">
          <text:insertion>
            <office:change-info>
              <dc:creator>Bob Jacobsen</dc:creator>
              <dc:date>2010-10-15T20:03:00</dc:date>
            </office:change-info>
          </text:insertion>
        </text:changed-region>
        <text:changed-region xml:id="ct2095383584" text:id="ct2095383584">
          <text:deletion>
            <office:change-info>
              <dc:creator>Bob Jacobsen</dc:creator>
              <dc:date>2010-10-15T20:03:00</dc:date>
            </office:change-info>
            <text:p text:style-name="Standard">six-byte </text:p>
          </text:deletion>
        </text:changed-region>
        <text:changed-region xml:id="ct2095383856" text:id="ct2095383856">
          <text:deletion>
            <office:change-info>
              <dc:creator>Bob Jacobsen</dc:creator>
              <dc:date>2010-10-15T20:03:00</dc:date>
            </office:change-info>
            <text:p text:style-name="Standard"><text:s/>to 0x4,</text:p>
          </text:deletion>
        </text:changed-region>
        <text:changed-region xml:id="ct2095383984" text:id="ct2095383984">
          <text:insertion>
            <office:change-info>
              <dc:creator>Bob Jacobsen</dc:creator>
              <dc:date>2010-10-15T20:03:00</dc:date>
            </office:change-info>
          </text:insertion>
        </text:changed-region>
        <text:changed-region xml:id="ct2095384480" text:id="ct2095384480">
          <text:insertion>
            <office:change-info>
              <dc:creator>Bob Jacobsen</dc:creator>
              <dc:date>2010-10-15T20:04:00</dc:date>
            </office:change-info>
          </text:insertion>
        </text:changed-region>
        <text:changed-region xml:id="ct2095384128" text:id="ct2095384128">
          <text:insertion>
            <office:change-info>
              <dc:creator>Bob Jacobsen</dc:creator>
              <dc:date>2010-10-15T18:18:00</dc:date>
            </office:change-info>
          </text:insertion>
        </text:changed-region>
        <text:changed-region xml:id="ct2095384848" text:id="ct2095384848">
          <text:insertion>
            <office:change-info>
              <dc:creator>Bob Jacobsen</dc:creator>
              <dc:date>2010-10-15T18:19:00</dc:date>
            </office:change-info>
          </text:insertion>
        </text:changed-region>
        <text:changed-region xml:id="ct2095384976" text:id="ct2095384976">
          <text:insertion>
            <office:change-info>
              <dc:creator>Bob Jacobsen</dc:creator>
              <dc:date>2010-10-15T18:20:00</dc:date>
            </office:change-info>
          </text:insertion>
        </text:changed-region>
        <text:changed-region xml:id="ct2095385104" text:id="ct2095385104">
          <text:insertion>
            <office:change-info>
              <dc:creator>Bob Jacobsen</dc:creator>
              <dc:date>2010-10-15T18:21:00</dc:date>
            </office:change-info>
          </text:insertion>
        </text:changed-region>
        <text:changed-region xml:id="ct2095384576" text:id="ct2095384576">
          <text:insertion>
            <office:change-info>
              <dc:creator>Bob Jacobsen</dc:creator>
              <dc:date>2011-03-11T11:24:00</dc:date>
            </office:change-info>
          </text:insertion>
        </text:changed-region>
        <text:changed-region xml:id="ct2095383712" text:id="ct2095383712">
          <text:insertion>
            <office:change-info>
              <dc:creator>Bob Jacobsen</dc:creator>
              <dc:date>2011-03-11T11:25:00</dc:date>
            </office:change-info>
          </text:insertion>
        </text:changed-region>
        <text:changed-region xml:id="ct2095385232" text:id="ct2095385232">
          <text:insertion>
            <office:change-info>
              <dc:creator>Bob Jacobsen</dc:creator>
              <dc:date>2011-03-11T11:26:00</dc:date>
            </office:change-info>
          </text:insertion>
        </text:changed-region>
        <text:changed-region xml:id="ct2095936832" text:id="ct2095936832">
          <text:insertion>
            <office:change-info>
              <dc:creator>Bob Jacobsen</dc:creator>
              <dc:date>2011-03-11T11:29:00</dc:date>
            </office:change-info>
          </text:insertion>
        </text:changed-region>
        <text:changed-region xml:id="ct2095937200" text:id="ct2095937200">
          <text:insertion>
            <office:change-info>
              <dc:creator>Bob Jacobsen</dc:creator>
              <dc:date>2011-03-11T11:27:00</dc:date>
            </office:change-info>
          </text:insertion>
        </text:changed-region>
        <text:changed-region xml:id="ct2095937328" text:id="ct2095937328">
          <text:deletion>
            <office:change-info>
              <dc:creator>Bob Jacobsen</dc:creator>
              <dc:date>2011-03-11T11:29:00</dc:date>
            </office:change-info>
            <text:p text:style-name="Standard"><text:span text:style-name="T1">Regular nodes won't need to do this. They stay active until they go instantly offline due to e.g. power-off.</text:span></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deletion>
        </text:changed-region>
        <text:changed-region xml:id="ct2095938048" text:id="ct2095938048">
          <text:deletion>
            <office:change-info>
              <dc:creator>Bob Jacobsen</dc:creator>
              <dc:date>2011-03-11T11:27:00</dc:date>
            </office:change-info>
            <text:p text:style-name="P1"><text:s/>local alias due to resource limitations in the mapping tables, they must send a "Alias Map Reset" frame to force nodes to drop their alias information. "Alias Map Reset" is a CAN-specific frame limited to the segment, but all gateways on the segment must act on it. </text:p>
            <text:p text:style-name="P1">Gateways may not be able ensure permanent validity for alias to remote NIDs. For example, if they have a limited routing table, they may need to reuse local alias. Before reusing them, they have to send a "Alias Map Reset" frame to drop references to the old NID, followed by a "Alias Map Definition" when the alias is allocated to a new node ID. <text:s/></text:p>
          </text:deletion>
        </text:changed-region>
        <text:changed-region xml:id="ct2095937952" text:id="ct2095937952">
          <text:deletion>
            <office:change-info>
              <dc:creator>Bob Jacobsen</dc:creator>
              <dc:date>2010-10-15T18:24:00</dc:date>
            </office:change-info>
            <text:p text:style-name="P1">the</text:p>
          </text:deletion>
        </text:changed-region>
        <text:changed-region xml:id="ct2095937856" text:id="ct2095937856">
          <text:deletion>
            <office:change-info>
              <dc:creator>Bob Jacobsen</dc:creator>
              <dc:date>2011-03-11T11:27:00</dc:date>
            </office:change-info>
            <text:p text:style-name="P1"><text:s/></text:p>
          </text:deletion>
        </text:changed-region>
        <text:changed-region xml:id="ct2095937744" text:id="ct2095937744">
          <text:deletion>
            <office:change-info>
              <dc:creator>Bob Jacobsen</dc:creator>
              <dc:date>2010-10-15T18:24:00</dc:date>
            </office:change-info>
            <text:p text:style-name="P1">reuse</text:p>
          </text:deletion>
        </text:changed-region>
        <text:changed-region xml:id="ct2095937616" text:id="ct2095937616">
          <text:deletion>
            <office:change-info>
              <dc:creator>Bob Jacobsen</dc:creator>
              <dc:date>2011-03-11T11:27:00</dc:date>
            </office:change-info>
            <text:p text:style-name="P1">to the segment.</text:p>
            <text:p text:style-name="P1">Gateways maintain the mapping between remote node's node ID and local alias. If they need to break that mapping, e.g. because they need to </text:p>
          </text:deletion>
        </text:changed-region>
        <text:changed-region xml:id="ct2095937520" text:id="ct2095937520">
          <text:deletion>
            <office:change-info>
              <dc:creator>Bob Jacobsen</dc:creator>
              <dc:date>2010-10-15T18:24:00</dc:date>
            </office:change-info>
            <text:p text:style-name="P1"><text:s/></text:p>
          </text:deletion>
        </text:changed-region>
        <text:changed-region xml:id="ct2095937424" text:id="ct2095937424">
          <text:deletion>
            <office:change-info>
              <dc:creator>Bob Jacobsen</dc:creator>
              <dc:date>2011-03-11T11:27:00</dc:date>
            </office:change-info>
            <text:p text:style-name="P1"/>
            <text:p text:style-name="P1">Gateways may have to obtain unique aliases for remote nodes they are proxying on</text:p>
          </text:deletion>
        </text:changed-region>
        <text:changed-region xml:id="ct2095936960" text:id="ct2095936960">
          <text:deletion>
            <office:change-info>
              <dc:creator>Bob Jacobsen</dc:creator>
              <dc:date>2011-03-11T11:29:00</dc:date>
            </office:change-info>
            <text:p text:style-name="P1">The Alias Map Reset frame indicates that the alias value in the source address field may no longer be associated with the same NID, and mapping tables should be reset. </text:p>
          </text:deletion>
        </text:changed-region>
        <text:changed-region xml:id="ct2095938144" text:id="ct2095938144">
          <text:insertion>
            <office:change-info>
              <dc:creator>Bob Jacobsen</dc:creator>
              <dc:date>2011-03-11T11:29:00</dc:date>
            </office:change-info>
          </text:insertion>
        </text:changed-region>
        <text:changed-region xml:id="ct-2033578928" text:id="ct-2033578928">
          <text:insertion>
            <office:change-info>
              <dc:creator>Bob Jacobsen</dc:creator>
              <dc:date>2010-10-15T18:30:00</dc:date>
            </office:change-info>
          </text:insertion>
        </text:changed-region>
        <text:changed-region xml:id="ct-2033578832" text:id="ct-2033578832">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xml:id="ct2095198912" text:id="ct2095198912">
          <text:insertion>
            <office:change-info>
              <dc:creator>Bob Jacobsen</dc:creator>
              <dc:date>2010-10-15T18:32:00</dc:date>
            </office:change-info>
          </text:insertion>
        </text:changed-region>
        <text:changed-region xml:id="ct-2034086800" text:id="ct-2034086800">
          <text:insertion>
            <office:change-info>
              <dc:creator>Bob Jacobsen</dc:creator>
              <dc:date>2010-10-15T18:33:00</dc:date>
            </office:change-info>
          </text:insertion>
        </text:changed-region>
        <text:changed-region xml:id="ct-2034086672" text:id="ct-2034086672">
          <text:deletion>
            <office:change-info>
              <dc:creator>Bob Jacobsen</dc:creator>
              <dc:date>2010-10-15T18:34:00</dc:date>
            </office:change-info>
            <text:p text:style-name="Standard">7</text:p>
          </text:deletion>
        </text:changed-region>
        <text:changed-region xml:id="ct375714432" text:id="ct375714432">
          <text:insertion>
            <office:change-info>
              <dc:creator>Bob Jacobsen</dc:creator>
              <dc:date>2010-10-15T18:33:00</dc:date>
            </office:change-info>
          </text:insertion>
        </text:changed-region>
        <text:changed-region xml:id="ct376118352" text:id="ct376118352">
          <text:insertion>
            <office:change-info>
              <dc:creator>Bob Jacobsen</dc:creator>
              <dc:date>2010-10-15T18:35:00</dc:date>
            </office:change-info>
          </text:insertion>
        </text:changed-region>
        <text:changed-region xml:id="ct376065296" text:id="ct376065296">
          <text:insertion>
            <office:change-info>
              <dc:creator>Bob Jacobsen</dc:creator>
              <dc:date>2012-05-06T20:24:00</dc:date>
            </office:change-info>
          </text:insertion>
        </text:changed-region>
        <text:changed-region xml:id="ct2017885312" text:id="ct2017885312">
          <text:deletion>
            <office:change-info>
              <dc:creator>Bob Jacobsen</dc:creator>
              <dc:date>2011-03-11T11:30:00</dc:date>
            </office:change-info>
            <text:p text:style-name="Standard">“</text:p>
          </text:deletion>
        </text:changed-region>
        <text:changed-region xml:id="ct2017701616" text:id="ct2017701616">
          <text:deletion>
            <office:change-info>
              <dc:creator>Bob Jacobsen</dc:creator>
              <dc:date>2010-10-15T18:30:00</dc:date>
            </office:change-info>
            <text:p text:style-name="Standard">0x1800nnn 01 01 00 00 00 00 02 01</text:p>
          </text:deletion>
        </text:changed-region>
        <text:changed-region xml:id="ct376097888" text:id="ct376097888">
          <text:insertion>
            <office:change-info>
              <dc:creator>Bob Jacobsen</dc:creator>
              <dc:date>2010-10-15T18:25:00</dc:date>
            </office:change-info>
          </text:insertion>
        </text:changed-region>
        <text:changed-region xml:id="ct2017908400" text:id="ct2017908400">
          <text:insertion>
            <office:change-info>
              <dc:creator>Bob Jacobsen</dc:creator>
              <dc:date>2010-10-15T18:26:00</dc:date>
            </office:change-info>
          </text:insertion>
        </text:changed-region>
        <text:changed-region xml:id="ct2017885520" text:id="ct2017885520">
          <text:insertion>
            <office:change-info>
              <dc:creator>Bob Jacobsen</dc:creator>
              <dc:date>2010-10-15T18:27:00</dc:date>
            </office:change-info>
          </text:insertion>
        </text:changed-region>
        <text:changed-region xml:id="ct376118528" text:id="ct376118528">
          <text:insertion>
            <office:change-info>
              <dc:creator>Bob Jacobsen</dc:creator>
              <dc:date>2010-10-15T18:28:00</dc:date>
            </office:change-info>
          </text:insertion>
        </text:changed-region>
        <text:changed-region xml:id="ct375714048" text:id="ct375714048">
          <text:insertion>
            <office:change-info>
              <dc:creator>Bob Jacobsen</dc:creator>
              <dc:date>2010-10-15T18:29:00</dc:date>
            </office:change-info>
          </text:insertion>
        </text:changed-region>
        <text:changed-region xml:id="ct375714176" text:id="ct375714176">
          <text:insertion>
            <office:change-info>
              <dc:creator>Bob Jacobsen</dc:creator>
              <dc:date>2010-10-15T18:30:00</dc:date>
            </office:change-info>
          </text:insertion>
        </text:changed-region>
        <text:changed-region xml:id="ct-2033820368" text:id="ct-2033820368">
          <text:insertion>
            <office:change-info>
              <dc:creator>Bob Jacobsen</dc:creator>
              <dc:date>2010-10-15T18:36:00</dc:date>
            </office:change-info>
          </text:insertion>
        </text:changed-region>
        <text:changed-region xml:id="ct-2033819984" text:id="ct-2033819984">
          <text:insertion>
            <office:change-info>
              <dc:creator>Bob Jacobsen</dc:creator>
              <dc:date>2010-10-15T18:37:00</dc:date>
            </office:change-info>
          </text:insertion>
        </text:changed-region>
        <text:changed-region xml:id="ct-2033958416" text:id="ct-2033958416">
          <text:insertion>
            <office:change-info>
              <dc:creator>Bob Jacobsen</dc:creator>
              <dc:date>2010-10-15T18:38:00</dc:date>
            </office:change-info>
          </text:insertion>
        </text:changed-region>
        <text:changed-region xml:id="ct-2034189088" text:id="ct-2034189088">
          <text:insertion>
            <office:change-info>
              <dc:creator>Bob Jacobsen</dc:creator>
              <dc:date>2010-10-15T18:39:00</dc:date>
            </office:change-info>
          </text:insertion>
        </text:changed-region>
        <text:changed-region xml:id="ct-2034019456" text:id="ct-2034019456">
          <text:insertion>
            <office:change-info>
              <dc:creator>Bob Jacobsen</dc:creator>
              <dc:date>2012-04-01T18:45:00</dc:date>
            </office:change-info>
          </text:insertion>
        </text:changed-region>
        <text:changed-region xml:id="ct-2033820272" text:id="ct-2033820272">
          <text:insertion>
            <office:change-info>
              <dc:creator>Bob Jacobsen</dc:creator>
              <dc:date>2012-04-01T18:46:00</dc:date>
            </office:change-info>
          </text:insertion>
        </text:changed-region>
        <text:changed-region xml:id="ct-2034189312" text:id="ct-2034189312">
          <text:insertion>
            <office:change-info>
              <dc:creator>Bob Jacobsen</dc:creator>
              <dc:date>2012-04-01T18:47:00</dc:date>
            </office:change-info>
          </text:insertion>
        </text:changed-region>
        <text:changed-region xml:id="ct-2034189216" text:id="ct-2034189216">
          <text:deletion>
            <office:change-info>
              <dc:creator>Bob Jacobsen</dc:creator>
              <dc:date>2010-10-15T18:36:00</dc:date>
            </office:change-info>
            <text:p text:style-name="Standard"/>
            <text:p text:style-name="Standard"/>
          </text:deletion>
        </text:changed-region>
        <text:changed-region xml:id="ct-2033808256" text:id="ct-2033808256">
          <text:deletion>
            <office:change-info>
              <dc:creator>Bob Jacobsen</dc:creator>
              <dc:date>2012-05-06T20:08:00</dc:date>
            </office:change-info>
            <text:p text:style-name="Standard">Format selected to allow filtering on destination address, see later section on filter use.</text:p>
          </text:deletion>
        </text:changed-region>
        <text:changed-region xml:id="ct2095975200" text:id="ct2095975200">
          <text:insertion>
            <office:change-info>
              <dc:creator>Bob Jacobsen</dc:creator>
              <dc:date>2012-05-06T20:08:00</dc:date>
            </office:change-info>
          </text:insertion>
        </text:changed-region>
        <text:changed-region xml:id="ct-2033820176" text:id="ct-2033820176">
          <text:insertion>
            <office:change-info>
              <dc:creator>Bob Jacobsen</dc:creator>
              <dc:date>2012-05-06T20:09:00</dc:date>
            </office:change-info>
          </text:insertion>
        </text:changed-region>
        <text:changed-region xml:id="ct-2033255872" text:id="ct-2033255872">
          <text:insertion>
            <office:change-info>
              <dc:creator>Bob Jacobsen</dc:creator>
              <dc:date>2012-05-06T20:10:00</dc:date>
            </office:change-info>
          </text:insertion>
        </text:changed-region>
        <text:changed-region xml:id="ct2095974960" text:id="ct2095974960">
          <text:insertion>
            <office:change-info>
              <dc:creator>Bob Jacobsen</dc:creator>
              <dc:date>2012-05-06T20:11:00</dc:date>
            </office:change-info>
          </text:insertion>
        </text:changed-region>
        <text:changed-region xml:id="ct-2033958144" text:id="ct-2033958144">
          <text:insertion>
            <office:change-info>
              <dc:creator>Bob Jacobsen</dc:creator>
              <dc:date>2012-05-06T20:13:00</dc:date>
            </office:change-info>
          </text:insertion>
        </text:changed-region>
        <text:changed-region xml:id="ct2095529088" text:id="ct2095529088">
          <text:insertion>
            <office:change-info>
              <dc:creator>Bob Jacobsen</dc:creator>
              <dc:date>2012-05-06T20:14:00</dc:date>
            </office:change-info>
          </text:insertion>
        </text:changed-region>
        <text:changed-region xml:id="ct2095730416" text:id="ct2095730416">
          <text:insertion>
            <office:change-info>
              <dc:creator>Bob Jacobsen</dc:creator>
              <dc:date>2012-05-06T20:15:00</dc:date>
            </office:change-info>
          </text:insertion>
        </text:changed-region>
        <text:changed-region xml:id="ct-2033958320" text:id="ct-2033958320">
          <text:deletion>
            <office:change-info>
              <dc:creator>Bob Jacobsen</dc:creator>
              <dc:date>2012-05-06T20:29:00</dc:date>
            </office:change-info>
            <text:p text:style-name="P2">(</text:p>
          </text:deletion>
        </text:changed-region>
        <text:changed-region xml:id="ct2095529184" text:id="ct2095529184">
          <text:format-change>
            <office:change-info>
              <dc:creator>Bob Jacobsen</dc:creator>
              <dc:date>2012-05-06T20:29:00</dc:date>
            </office:change-info>
          </text:format-change>
        </text:changed-region>
        <text:changed-region xml:id="ct2095170656" text:id="ct2095170656">
          <text:insertion>
            <office:change-info>
              <dc:creator>Bob Jacobsen</dc:creator>
              <dc:date>2012-05-06T20:29:00</dc:date>
            </office:change-info>
          </text:insertion>
        </text:changed-region>
        <text:changed-region xml:id="ct2095170752" text:id="ct2095170752">
          <text:format-change>
            <office:change-info>
              <dc:creator>Bob Jacobsen</dc:creator>
              <dc:date>2012-05-06T20:29:00</dc:date>
            </office:change-info>
          </text:format-change>
        </text:changed-region>
        <text:changed-region xml:id="ct2095170848" text:id="ct2095170848">
          <text:deletion>
            <office:change-info>
              <dc:creator>Bob Jacobsen</dc:creator>
              <dc:date>2012-05-06T20:29:00</dc:date>
            </office:change-info>
            <text:p text:style-name="P2">)</text:p>
          </text:deletion>
        </text:changed-region>
        <text:changed-region xml:id="ct2095170944" text:id="ct2095170944">
          <text:insertion>
            <office:change-info>
              <dc:creator>Bob Jacobsen</dc:creator>
              <dc:date>2012-05-06T20:29:00</dc:date>
            </office:change-info>
          </text:insertion>
        </text:changed-region>
        <text:changed-region xml:id="ct2095542448" text:id="ct2095542448">
          <text:format-change>
            <office:change-info>
              <dc:creator>Bob Jacobsen</dc:creator>
              <dc:date>2012-05-06T20:29:00</dc:date>
            </office:change-info>
          </text:format-change>
        </text:changed-region>
        <text:changed-region xml:id="ct2095171136" text:id="ct2095171136">
          <text:deletion>
            <office:change-info>
              <dc:creator>Bob Jacobsen</dc:creator>
              <dc:date>2012-05-06T20:29:00</dc:date>
            </office:change-info>
            <text:p text:style-name="P2">(</text:p>
          </text:deletion>
        </text:changed-region>
        <text:changed-region xml:id="ct2095171232" text:id="ct2095171232">
          <text:format-change>
            <office:change-info>
              <dc:creator>Bob Jacobsen</dc:creator>
              <dc:date>2012-05-06T20:29:00</dc:date>
            </office:change-info>
          </text:format-change>
        </text:changed-region>
        <text:changed-region xml:id="ct2095171392" text:id="ct2095171392">
          <text:deletion>
            <office:change-info>
              <dc:creator>Bob Jacobsen</dc:creator>
              <dc:date>2012-05-06T20:29:00</dc:date>
            </office:change-info>
            <text:p text:style-name="P2">)</text:p>
          </text:deletion>
        </text:changed-region>
        <text:changed-region xml:id="ct2095171488" text:id="ct2095171488">
          <text:insertion>
            <office:change-info>
              <dc:creator>Bob Jacobsen</dc:creator>
              <dc:date>2012-05-06T20:29:00</dc:date>
            </office:change-info>
          </text:insertion>
        </text:changed-region>
        <text:changed-region xml:id="ct-2033255392" text:id="ct-2033255392">
          <text:insertion>
            <office:change-info>
              <dc:creator>Bob Jacobsen</dc:creator>
              <dc:date>2012-05-06T20:30:00</dc:date>
            </office:change-info>
          </text:insertion>
        </text:changed-region>
        <text:changed-region xml:id="ct2095171648" text:id="ct2095171648">
          <text:format-change>
            <office:change-info>
              <dc:creator>Bob Jacobsen</dc:creator>
              <dc:date>2012-05-06T20:29:00</dc:date>
            </office:change-info>
          </text:format-change>
        </text:changed-region>
        <text:changed-region xml:id="ct-2033468624" text:id="ct-2033468624">
          <text:insertion>
            <office:change-info>
              <dc:creator>Bob Jacobsen</dc:creator>
              <dc:date>2012-05-06T20:32:00</dc:date>
            </office:change-info>
          </text:insertion>
        </text:changed-region>
        <text:changed-region xml:id="ct-2033468528" text:id="ct-2033468528">
          <text:insertion>
            <office:change-info>
              <dc:creator>Bob Jacobsen</dc:creator>
              <dc:date>2012-05-06T20:32:00</dc:date>
            </office:change-info>
          </text:insertion>
        </text:changed-region>
        <text:changed-region xml:id="ct2095730720" text:id="ct2095730720">
          <text:deletion>
            <office:change-info>
              <dc:creator>Bob Jacobsen</dc:creator>
              <dc:date>2011-03-11T11:31:00</dc:date>
            </office:change-info>
            <text:p text:style-name="Standard"/>
            <text:p text:style-name="Standard">For long term reliability, a node <text:span text:style-name="T2">must</text:span> be able to completely process an entire CAN frame in the time it takes to receive the next one, which may be as little as 42 (?) bit times (short parasitic frame).</text:p>
          </text:deletion>
        </text:changed-region>
        <text:changed-region xml:id="ct2095171936" text:id="ct2095171936">
          <text:deletion>
            <office:change-info>
              <dc:creator>Bob Jacobsen</dc:creator>
              <dc:date>2011-03-11T11:30:00</dc:date>
            </office:change-info>
            <text:p text:style-name="Standard"><text:s/>sets </text:p>
          </text:deletion>
        </text:changed-region>
        <text:changed-region xml:id="ct2095172096" text:id="ct2095172096">
          <text:insertion>
            <office:change-info>
              <dc:creator>Bob Jacobsen</dc:creator>
              <dc:date>2011-03-11T11:30:00</dc:date>
            </office:change-info>
          </text:insertion>
        </text:changed-region>
        <text:changed-region xml:id="ct2056990112" text:id="ct2056990112">
          <text:insertion>
            <office:change-info>
              <dc:creator>Bob Jacobsen</dc:creator>
              <dc:date>2011-03-11T11:31:00</dc:date>
            </office:change-info>
          </text:insertion>
        </text:changed-region>
        <text:changed-region xml:id="ct376266416" text:id="ct376266416">
          <text:insertion>
            <office:change-info>
              <dc:creator>Bob Jacobsen</dc:creator>
              <dc:date>2011-03-11T11:31:00</dc:date>
            </office:change-info>
          </text:insertion>
        </text:changed-region>
        <text:changed-region xml:id="ct376266544" text:id="ct376266544">
          <text:deletion>
            <office:change-info>
              <dc:creator>Bob Jacobsen</dc:creator>
              <dc:date>2011-03-11T11:31:00</dc:date>
            </office:change-info>
            <text:p text:style-name="Standard"/>
            <text:p text:style-name="Standard"/>
          </text:deletion>
        </text:changed-region>
        <text:changed-region xml:id="ct2018393104" text:id="ct2018393104">
          <text:deletion>
            <office:change-info>
              <dc:creator>Bob Jacobsen</dc:creator>
              <dc:date>2011-03-11T11:32:00</dc:date>
            </office:change-info>
            <text:p text:style-name="Standard">t</text:p>
          </text:deletion>
        </text:changed-region>
        <text:changed-region xml:id="ct2018393488" text:id="ct2018393488">
          <text:deletion>
            <office:change-info>
              <dc:creator>Bob Jacobsen</dc:creator>
              <dc:date>2012-05-06T20:33:00</dc:date>
            </office:change-info>
            <text:p text:style-name="Standard">(not talking CAN arbitration here, but two nodes trying to use same alias) T</text:p>
          </text:deletion>
        </text:changed-region>
        <text:changed-region xml:id="ct2018393296" text:id="ct2018393296">
          <text:insertion>
            <office:change-info>
              <dc:creator>Bob Jacobsen</dc:creator>
              <dc:date>2012-05-06T20:33:00</dc:date>
            </office:change-info>
          </text:insertion>
        </text:changed-region>
        <text:changed-region xml:id="ct2018393888" text:id="ct2018393888">
          <text:insertion>
            <office:change-info>
              <dc:creator>Bob Jacobsen</dc:creator>
              <dc:date>2012-05-06T20:33:00</dc:date>
            </office:change-info>
          </text:insertion>
        </text:changed-region>
        <text:changed-region xml:id="ct2095673488" text:id="ct2095673488">
          <text:format-change>
            <office:change-info>
              <dc:creator>Bob Jacobsen</dc:creator>
              <dc:date>2011-03-11T11:31:00</dc:date>
            </office:change-info>
          </text:format-change>
        </text:changed-region>
        <text:changed-region xml:id="ct-2033741296" text:id="ct-2033741296">
          <text:deletion>
            <office:change-info>
              <dc:creator>Bob Jacobsen</dc:creator>
              <dc:date>2012-04-22T15:12:00</dc:date>
            </office:change-info>
            <text:h text:style-name="Heading_20_2" text:outline-level="2">Recommended</text:h>
          </text:deletion>
        </text:changed-region>
        <text:changed-region xml:id="ct-2033740992" text:id="ct-2033740992">
          <text:insertion>
            <office:change-info>
              <dc:creator>Bob Jacobsen</dc:creator>
              <dc:date>2012-04-22T15:12:00</dc:date>
            </office:change-info>
          </text:insertion>
        </text:changed-region>
        <text:changed-region xml:id="ct2095674144" text:id="ct2095674144">
          <text:insertion>
            <office:change-info>
              <dc:creator>Bob Jacobsen</dc:creator>
              <dc:date>2010-10-15T18:41:00</dc:date>
            </office:change-info>
          </text:insertion>
        </text:changed-region>
        <text:changed-region xml:id="ct2095174784" text:id="ct2095174784">
          <text:insertion>
            <office:change-info>
              <dc:creator>Bob Jacobsen</dc:creator>
              <dc:date>2010-10-15T18:42:00</dc:date>
            </office:change-info>
          </text:insertion>
        </text:changed-region>
        <text:changed-region xml:id="ct2095674240" text:id="ct2095674240">
          <text:insertion>
            <office:change-info>
              <dc:creator>Bob Jacobsen</dc:creator>
              <dc:date>2010-10-15T18:41:00</dc:date>
            </office:change-info>
          </text:insertion>
        </text:changed-region>
        <text:changed-region xml:id="ct2095674816" text:id="ct2095674816">
          <text:insertion>
            <office:change-info>
              <dc:creator>Bob Jacobsen</dc:creator>
              <dc:date>2010-10-15T18:42:00</dc:date>
            </office:change-info>
          </text:insertion>
        </text:changed-region>
        <text:changed-region xml:id="ct2095172848" text:id="ct2095172848">
          <text:insertion>
            <office:change-info>
              <dc:creator>Bob Jacobsen</dc:creator>
              <dc:date>2010-10-15T18:43:00</dc:date>
            </office:change-info>
          </text:insertion>
        </text:changed-region>
        <text:changed-region xml:id="ct2095173072" text:id="ct2095173072">
          <text:deletion>
            <office:change-info>
              <dc:creator>Bob Jacobsen</dc:creator>
              <dc:date>2010-10-15T18:43:00</dc:date>
            </office:change-info>
            <text:p text:style-name="Standard">PRNG</text:p>
          </text:deletion>
        </text:changed-region>
        <text:changed-region xml:id="ct2095173168" text:id="ct2095173168">
          <text:insertion>
            <office:change-info>
              <dc:creator>Bob Jacobsen</dc:creator>
              <dc:date>2011-03-11T11:32:00</dc:date>
            </office:change-info>
          </text:insertion>
        </text:changed-region>
        <text:changed-region xml:id="ct2095674336" text:id="ct2095674336">
          <text:insertion>
            <office:change-info>
              <dc:creator>Bob Jacobsen</dc:creator>
              <dc:date>2011-03-11T11:33:00</dc:date>
            </office:change-info>
          </text:insertion>
        </text:changed-region>
        <text:changed-region xml:id="ct2095173264" text:id="ct2095173264">
          <text:insertion>
            <office:change-info>
              <dc:creator>Bob Jacobsen</dc:creator>
              <dc:date>2010-10-15T18:43:00</dc:date>
            </office:change-info>
          </text:insertion>
        </text:changed-region>
        <text:changed-region xml:id="ct-2033740896" text:id="ct-2033740896">
          <text:insertion>
            <office:change-info>
              <dc:creator>Bob Jacobsen</dc:creator>
              <dc:date>2010-10-15T18:44:00</dc:date>
            </office:change-info>
          </text:insertion>
        </text:changed-region>
        <text:changed-region xml:id="ct2095173456" text:id="ct2095173456">
          <text:insertion>
            <office:change-info>
              <dc:creator>Bob Jacobsen</dc:creator>
              <dc:date>2010-10-15T18:44:00</dc:date>
            </office:change-info>
          </text:insertion>
        </text:changed-region>
        <text:changed-region xml:id="ct2095674912" text:id="ct2095674912">
          <text:insertion>
            <office:change-info>
              <dc:creator>Bob Jacobsen</dc:creator>
              <dc:date>2010-10-15T18:44:00</dc:date>
            </office:change-info>
          </text:insertion>
        </text:changed-region>
        <text:changed-region xml:id="ct2095173552" text:id="ct2095173552">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xml:id="ct2095675008" text:id="ct2095675008">
          <text:insertion>
            <office:change-info>
              <dc:creator>Bob Jacobsen</dc:creator>
              <dc:date>2010-10-15T18:44:00</dc:date>
            </office:change-info>
          </text:insertion>
        </text:changed-region>
        <text:changed-region xml:id="ct2095742800" text:id="ct2095742800">
          <text:insertion>
            <office:change-info>
              <dc:creator>Bob Jacobsen</dc:creator>
              <dc:date>2010-10-15T18:45:00</dc:date>
            </office:change-info>
          </text:insertion>
        </text:changed-region>
        <text:changed-region xml:id="ct2095675184" text:id="ct2095675184">
          <text:deletion>
            <office:change-info>
              <dc:creator>Bob Jacobsen</dc:creator>
              <dc:date>2010-10-15T18:45:00</dc:date>
            </office:change-info>
            <text:p text:style-name="Standard">.</text:p>
          </text:deletion>
        </text:changed-region>
        <text:changed-region xml:id="ct2095675280" text:id="ct2095675280">
          <text:insertion>
            <office:change-info>
              <dc:creator>Bob Jacobsen</dc:creator>
              <dc:date>2010-10-15T18:45:00</dc:date>
            </office:change-info>
          </text:insertion>
        </text:changed-region>
        <text:changed-region xml:id="ct-2034065136" text:id="ct-2034065136">
          <text:insertion>
            <office:change-info>
              <dc:creator>Bob Jacobsen</dc:creator>
              <dc:date>2010-10-15T18:46:00</dc:date>
            </office:change-info>
          </text:insertion>
        </text:changed-region>
        <text:changed-region xml:id="ct2095743376" text:id="ct2095743376">
          <text:format-change>
            <office:change-info>
              <dc:creator>Bob Jacobsen</dc:creator>
              <dc:date>2010-10-15T18:46:00</dc:date>
            </office:change-info>
          </text:format-change>
        </text:changed-region>
        <text:changed-region xml:id="ct2095743248" text:id="ct2095743248">
          <text:deletion>
            <office:change-info>
              <dc:creator>Bob Jacobsen</dc:creator>
              <dc:date>2010-10-15T18:46:00</dc:date>
            </office:change-info>
            <text:p text:style-name="Standard"><text:span text:style-name="T3">verify that about sign) ((</text:span></text:p>
          </text:deletion>
        </text:changed-region>
        <text:changed-region xml:id="ct-2034144304" text:id="ct-2034144304">
          <text:format-change>
            <office:change-info>
              <dc:creator>Bob Jacobsen</dc:creator>
              <dc:date>2010-10-15T18:46:00</dc:date>
            </office:change-info>
          </text:format-change>
        </text:changed-region>
        <text:changed-region xml:id="ct-2034144448" text:id="ct-2034144448">
          <text:deletion>
            <office:change-info>
              <dc:creator>Bob Jacobsen</dc:creator>
              <dc:date>2010-10-15T18:46:00</dc:date>
            </office:change-info>
            <text:p text:style-name="Standard"><text:span text:style-name="T3">)</text:span></text:p>
          </text:deletion>
        </text:changed-region>
        <text:changed-region xml:id="ct-2033846048" text:id="ct-2033846048">
          <text:insertion>
            <office:change-info>
              <dc:creator>Bob Jacobsen</dc:creator>
              <dc:date>2010-10-15T18:46:00</dc:date>
            </office:change-info>
          </text:insertion>
        </text:changed-region>
        <text:changed-region xml:id="ct376099472" text:id="ct376099472">
          <text:deletion>
            <office:change-info>
              <dc:creator>Bob Jacobsen</dc:creator>
              <dc:date>2012-04-22T15:26:00</dc:date>
            </office:change-info>
            <text:p text:style-name="Standard">(first byte) </text:p>
          </text:deletion>
        </text:changed-region>
        <text:changed-region xml:id="ct2017909024" text:id="ct2017909024">
          <text:insertion>
            <office:change-info>
              <dc:creator>Bob Jacobsen</dc:creator>
              <dc:date>2012-04-22T15:12:00</dc:date>
            </office:change-info>
          </text:insertion>
        </text:changed-region>
        <text:changed-region xml:id="ct376098352" text:id="ct376098352">
          <text:insertion>
            <office:change-info>
              <dc:creator>Bob Jacobsen</dc:creator>
              <dc:date>2011-03-11T11:33:00</dc:date>
            </office:change-info>
          </text:insertion>
        </text:changed-region>
        <text:changed-region xml:id="ct2018394736" text:id="ct2018394736">
          <text:deletion>
            <office:change-info>
              <dc:creator>Bob Jacobsen</dc:creator>
              <dc:date>2010-10-15T18:47:00</dc:date>
            </office:change-info>
            <text:p text:style-name="Standard">L</text:p>
          </text:deletion>
        </text:changed-region>
        <text:changed-region xml:id="ct2018395280" text:id="ct2018395280">
          <text:insertion>
            <office:change-info>
              <dc:creator>Bob Jacobsen</dc:creator>
              <dc:date>2010-10-15T18:47:00</dc:date>
            </office:change-info>
          </text:insertion>
        </text:changed-region>
        <text:changed-region xml:id="ct2018395520" text:id="ct2018395520">
          <text:deletion>
            <office:change-info>
              <dc:creator>Bob Jacobsen</dc:creator>
              <dc:date>2010-10-15T18:47:00</dc:date>
            </office:change-info>
            <text:p text:style-name="Standard">S</text:p>
          </text:deletion>
        </text:changed-region>
        <text:changed-region xml:id="ct2018395664" text:id="ct2018395664">
          <text:insertion>
            <office:change-info>
              <dc:creator>Bob Jacobsen</dc:creator>
              <dc:date>2010-10-15T18:47:00</dc:date>
            </office:change-info>
          </text:insertion>
        </text:changed-region>
        <text:changed-region xml:id="ct2018240976" text:id="ct2018240976">
          <text:deletion>
            <office:change-info>
              <dc:creator>Bob Jacobsen</dc:creator>
              <dc:date>2012-05-06T19:51:00</dc:date>
            </office:change-info>
            <text:p text:style-name="Standard"><text:s/>only</text:p>
          </text:deletion>
        </text:changed-region>
        <text:changed-region xml:id="ct2095173648" text:id="ct2095173648">
          <text:deletion>
            <office:change-info>
              <dc:creator>David Harris</dc:creator>
              <dc:date>2012-02-01T08:50:00</dc:date>
            </office:change-info>
            <text:p text:style-name="Standard">00,0FFF</text:p>
          </text:deletion>
        </text:changed-region>
        <text:changed-region xml:id="ct2095779680" text:id="ct2095779680">
          <text:deletion>
            <office:change-info>
              <dc:creator>Bob Jacobsen</dc:creator>
              <dc:date>2012-05-06T19:51:00</dc:date>
            </office:change-info>
            <text:p text:style-name="Standard">C</text:p>
          </text:deletion>
        </text:changed-region>
        <text:changed-region xml:id="ct2095154576" text:id="ct2095154576">
          <text:insertion>
            <office:change-info>
              <dc:creator>Bob Jacobsen</dc:creator>
              <dc:date>2012-05-06T19:51:00</dc:date>
            </office:change-info>
          </text:insertion>
        </text:changed-region>
        <text:changed-region xml:id="ct2095779424" text:id="ct2095779424">
          <text:insertion>
            <office:change-info>
              <dc:creator>David Harris</dc:creator>
              <dc:date>2012-02-01T08:50:00</dc:date>
            </office:change-info>
          </text:insertion>
        </text:changed-region>
        <text:changed-region xml:id="ct2095154848" text:id="ct2095154848">
          <text:insertion>
            <office:change-info>
              <dc:creator>David Harris</dc:creator>
              <dc:date>2012-02-01T08:51:00</dc:date>
            </office:change-info>
          </text:insertion>
        </text:changed-region>
        <text:changed-region xml:id="ct2095154944" text:id="ct2095154944">
          <text:deletion>
            <office:change-info>
              <dc:creator>Bob Jacobsen</dc:creator>
              <dc:date>2012-05-06T19:52:00</dc:date>
            </office:change-info>
            <text:p text:style-name="Standard">C</text:p>
          </text:deletion>
        </text:changed-region>
        <text:changed-region xml:id="ct2095737072" text:id="ct2095737072">
          <text:insertion>
            <office:change-info>
              <dc:creator>Bob Jacobsen</dc:creator>
              <dc:date>2012-05-06T19:52:00</dc:date>
            </office:change-info>
          </text:insertion>
        </text:changed-region>
        <text:changed-region xml:id="ct2095737200" text:id="ct2095737200">
          <text:insertion>
            <office:change-info>
              <dc:creator>David Harris</dc:creator>
              <dc:date>2012-02-01T08:51:00</dc:date>
            </office:change-info>
          </text:insertion>
        </text:changed-region>
        <text:changed-region xml:id="ct-2033363136" text:id="ct-2033363136">
          <text:deletion>
            <office:change-info>
              <dc:creator>David Harris</dc:creator>
              <dc:date>2012-02-01T08:51:00</dc:date>
            </office:change-info>
            <text:p text:style-name="Standard">00,0nnn</text:p>
          </text:deletion>
        </text:changed-region>
        <text:changed-region xml:id="ct2095675440" text:id="ct2095675440">
          <text:deletion>
            <office:change-info>
              <dc:creator>Bob Jacobsen</dc:creator>
              <dc:date>2012-05-06T19:50:00</dc:date>
            </office:change-info>
            <text:p text:style-name="Standard">C</text:p>
          </text:deletion>
        </text:changed-region>
        <text:changed-region xml:id="ct2095737360" text:id="ct2095737360">
          <text:insertion>
            <office:change-info>
              <dc:creator>Bob Jacobsen</dc:creator>
              <dc:date>2012-05-06T19:50:00</dc:date>
            </office:change-info>
          </text:insertion>
        </text:changed-region>
        <text:changed-region xml:id="ct2095338768" text:id="ct2095338768">
          <text:insertion>
            <office:change-info>
              <dc:creator>Bob Jacobsen</dc:creator>
              <dc:date>2012-05-06T19:52:00</dc:date>
            </office:change-info>
          </text:insertion>
        </text:changed-region>
        <text:changed-region xml:id="ct2095779248" text:id="ct2095779248">
          <text:insertion>
            <office:change-info>
              <dc:creator>Bob Jacobsen</dc:creator>
              <dc:date>2012-05-06T19:54:00</dc:date>
            </office:change-info>
          </text:insertion>
        </text:changed-region>
        <text:changed-region xml:id="ct2095737776" text:id="ct2095737776">
          <text:insertion>
            <office:change-info>
              <dc:creator>Bob Jacobsen</dc:creator>
              <dc:date>2012-05-06T19:53:00</dc:date>
            </office:change-info>
          </text:insertion>
        </text:changed-region>
        <text:changed-region xml:id="ct2095737968" text:id="ct2095737968">
          <text:insertion>
            <office:change-info>
              <dc:creator>Bob Jacobsen</dc:creator>
              <dc:date>2012-05-06T19:54:00</dc:date>
            </office:change-info>
          </text:insertion>
        </text:changed-region>
        <text:changed-region xml:id="ct-2033846320" text:id="ct-2033846320">
          <text:insertion>
            <office:change-info>
              <dc:creator>Bob Jacobsen</dc:creator>
              <dc:date>2012-05-06T19:55:00</dc:date>
            </office:change-info>
          </text:insertion>
        </text:changed-region>
        <text:changed-region xml:id="ct2095339040" text:id="ct2095339040">
          <text:deletion>
            <office:change-info>
              <dc:creator>Bob Jacobsen</dc:creator>
              <dc:date>2010-10-17T23:05:00</dc:date>
            </office:change-info>
            <text:p text:style-name="P3"/>
            <text:p text:style-name="P3"/>
          </text:deletion>
        </text:changed-region>
        <text:changed-region xml:id="ct-2033846176" text:id="ct-2033846176">
          <text:insertion>
            <office:change-info>
              <dc:creator>Bob Jacobsen</dc:creator>
              <dc:date>2010-10-17T23:05:00</dc:date>
            </office:change-info>
          </text:insertion>
        </text:changed-region>
        <text:changed-region xml:id="ct-2033845920" text:id="ct-2033845920">
          <text:insertion>
            <office:change-info>
              <dc:creator>Bob Jacobsen</dc:creator>
              <dc:date>2010-10-17T23:06:00</dc:date>
            </office:change-info>
          </text:insertion>
        </text:changed-region>
        <text:changed-region xml:id="ct-2034032240" text:id="ct-2034032240">
          <text:insertion>
            <office:change-info>
              <dc:creator>Bob Jacobsen</dc:creator>
              <dc:date>2010-10-17T23:06:00</dc:date>
            </office:change-info>
          </text:insertion>
        </text:changed-region>
        <text:changed-region xml:id="ct2095266592" text:id="ct2095266592">
          <text:insertion>
            <office:change-info>
              <dc:creator>Bob Jacobsen</dc:creator>
              <dc:date>2010-10-17T23:06:00</dc:date>
            </office:change-info>
          </text:insertion>
        </text:changed-region>
        <text:changed-region xml:id="ct2095266752" text:id="ct2095266752">
          <text:insertion>
            <office:change-info>
              <dc:creator>Bob Jacobsen</dc:creator>
              <dc:date>2010-10-17T23:06:00</dc:date>
            </office:change-info>
          </text:insertion>
        </text:changed-region>
        <text:changed-region xml:id="ct-2034032544" text:id="ct-2034032544">
          <text:insertion>
            <office:change-info>
              <dc:creator>Bob Jacobsen</dc:creator>
              <dc:date>2010-10-17T23:06:00</dc:date>
            </office:change-info>
          </text:insertion>
        </text:changed-region>
        <text:changed-region xml:id="ct-2034091952" text:id="ct-2034091952">
          <text:insertion>
            <office:change-info>
              <dc:creator>Bob Jacobsen</dc:creator>
              <dc:date>2012-04-22T15:13:00</dc:date>
            </office:change-info>
          </text:insertion>
        </text:changed-region>
        <text:changed-region xml:id="ct-2034091824" text:id="ct-2034091824">
          <text:insertion>
            <office:change-info>
              <dc:creator>Bob Jacobsen</dc:creator>
              <dc:date>2010-10-17T23:23:00</dc:date>
            </office:change-info>
          </text:insertion>
        </text:changed-region>
        <text:changed-region xml:id="ct2095967856" text:id="ct2095967856">
          <text:insertion>
            <office:change-info>
              <dc:creator>Bob Jacobsen</dc:creator>
              <dc:date>2010-10-17T23:23:00</dc:date>
            </office:change-info>
          </text:insertion>
        </text:changed-region>
        <text:changed-region xml:id="ct2095967952" text:id="ct2095967952">
          <text:insertion>
            <office:change-info>
              <dc:creator>Bob Jacobsen</dc:creator>
              <dc:date>2010-10-17T23:23:00</dc:date>
            </office:change-info>
          </text:insertion>
        </text:changed-region>
        <text:changed-region xml:id="ct2095968112" text:id="ct2095968112">
          <text:insertion>
            <office:change-info>
              <dc:creator>Bob Jacobsen</dc:creator>
              <dc:date>2010-10-17T23:24:00</dc:date>
            </office:change-info>
          </text:insertion>
        </text:changed-region>
        <text:changed-region xml:id="ct2095968432" text:id="ct2095968432">
          <text:insertion>
            <office:change-info>
              <dc:creator>Bob Jacobsen</dc:creator>
              <dc:date>2010-10-17T23:24:00</dc:date>
            </office:change-info>
          </text:insertion>
        </text:changed-region>
        <text:changed-region xml:id="ct2095964384" text:id="ct2095964384">
          <text:insertion>
            <office:change-info>
              <dc:creator>Bob Jacobsen</dc:creator>
              <dc:date>2010-10-17T23:24:00</dc:date>
            </office:change-info>
          </text:insertion>
        </text:changed-region>
        <text:changed-region xml:id="ct2095964512" text:id="ct2095964512">
          <text:insertion>
            <office:change-info>
              <dc:creator>Bob Jacobsen</dc:creator>
              <dc:date>2010-10-17T23:24:00</dc:date>
            </office:change-info>
          </text:insertion>
        </text:changed-region>
        <text:changed-region xml:id="ct2095964880" text:id="ct2095964880">
          <text:insertion>
            <office:change-info>
              <dc:creator>Bob Jacobsen</dc:creator>
              <dc:date>2010-10-17T23:24:00</dc:date>
            </office:change-info>
          </text:insertion>
        </text:changed-region>
        <text:changed-region xml:id="ct2095965056" text:id="ct2095965056">
          <text:insertion>
            <office:change-info>
              <dc:creator>Bob Jacobsen</dc:creator>
              <dc:date>2010-10-17T23:24:00</dc:date>
            </office:change-info>
          </text:insertion>
        </text:changed-region>
        <text:changed-region xml:id="ct2095965216" text:id="ct2095965216">
          <text:insertion>
            <office:change-info>
              <dc:creator>Bob Jacobsen</dc:creator>
              <dc:date>2010-10-17T23:46:00</dc:date>
            </office:change-info>
          </text:insertion>
        </text:changed-region>
        <text:changed-region xml:id="ct2095964688" text:id="ct2095964688">
          <text:insertion>
            <office:change-info>
              <dc:creator>Bob Jacobsen</dc:creator>
              <dc:date>2010-10-17T23:24:00</dc:date>
            </office:change-info>
          </text:insertion>
        </text:changed-region>
        <text:changed-region xml:id="ct2056375200" text:id="ct2056375200">
          <text:insertion>
            <office:change-info>
              <dc:creator>Bob Jacobsen</dc:creator>
              <dc:date>2010-10-17T23:45:00</dc:date>
            </office:change-info>
          </text:insertion>
        </text:changed-region>
        <text:changed-region xml:id="ct2056771872" text:id="ct2056771872">
          <text:insertion>
            <office:change-info>
              <dc:creator>Bob Jacobsen</dc:creator>
              <dc:date>2010-10-17T23:24:00</dc:date>
            </office:change-info>
          </text:insertion>
        </text:changed-region>
        <text:changed-region xml:id="ct2028264464" text:id="ct2028264464">
          <text:insertion>
            <office:change-info>
              <dc:creator>Bob Jacobsen</dc:creator>
              <dc:date>2010-10-17T23:24:00</dc:date>
            </office:change-info>
          </text:insertion>
        </text:changed-region>
        <text:changed-region xml:id="ct2095739248" text:id="ct2095739248">
          <text:insertion>
            <office:change-info>
              <dc:creator>Bob Jacobsen</dc:creator>
              <dc:date>2010-10-17T23:24:00</dc:date>
            </office:change-info>
          </text:insertion>
        </text:changed-region>
        <text:changed-region xml:id="ct-2033845824" text:id="ct-2033845824">
          <text:insertion>
            <office:change-info>
              <dc:creator>Bob Jacobsen</dc:creator>
              <dc:date>2010-10-17T23:55:00</dc:date>
            </office:change-info>
          </text:insertion>
        </text:changed-region>
        <text:changed-region xml:id="ct2095778704" text:id="ct2095778704">
          <text:insertion>
            <office:change-info>
              <dc:creator>Bob Jacobsen</dc:creator>
              <dc:date>2010-10-17T23:56:00</dc:date>
            </office:change-info>
          </text:insertion>
        </text:changed-region>
        <text:changed-region xml:id="ct2095741152" text:id="ct2095741152">
          <text:insertion>
            <office:change-info>
              <dc:creator>Bob Jacobsen</dc:creator>
              <dc:date>2010-10-17T23:06:00</dc:date>
            </office:change-info>
          </text:insertion>
        </text:changed-region>
        <text:changed-region xml:id="ct1681867632" text:id="ct1681867632">
          <text:insertion>
            <office:change-info>
              <dc:creator>Bob Jacobsen</dc:creator>
              <dc:date>2010-10-17T23:55:00</dc:date>
            </office:change-info>
          </text:insertion>
        </text:changed-region>
        <text:changed-region xml:id="ct1681835504" text:id="ct1681835504">
          <text:insertion>
            <office:change-info>
              <dc:creator>Bob Jacobsen</dc:creator>
              <dc:date>2012-04-22T15:14:00</dc:date>
            </office:change-info>
          </text:insertion>
        </text:changed-region>
        <text:changed-region xml:id="ct1681803504" text:id="ct1681803504">
          <text:insertion>
            <office:change-info>
              <dc:creator>Bob Jacobsen</dc:creator>
              <dc:date>2010-10-17T23:56:00</dc:date>
            </office:change-info>
          </text:insertion>
        </text:changed-region>
        <text:changed-region xml:id="ct1681794432" text:id="ct1681794432">
          <text:insertion>
            <office:change-info>
              <dc:creator>Bob Jacobsen</dc:creator>
              <dc:date>2012-04-22T15: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Introduction</text:h>
      <text:p text:style-name="Standard">This Technical Note contains informative discussion and background for the corresponding “OpenLCB CAN Frame Transfer Standard”. This Technical Note is not normative in any way.<text:change-start text:change-id="ct2017702000"/></text:p>
      <text:p text:style-name="Standard">For information on format and presentation conventions, see: </text:p>
      <text:list xml:id="list2094447269" text:style-name="L1">
        <text:list-item>
          <text:p text:style-name="P31"><text:change-end text:change-id="ct2017702000"/><text:change-start text:change-id="ct2017702128"/>OpenLCB Common Information Technical Note<text:change-end text:change-id="ct2017702128"/></text:p>
        </text:list-item>
      </text:list>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809038180" text:style-name="L2">
        <text:list-item>
          <text:p text:style-name="P32">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2">CAN does not provide any indicator of which node sent a particular frame. Any node can send any frame, and the receiving nodes have no CAN-provided mechanism for identifying the source.</text:p>
        </text:list-item>
        <text:list-item>
          <text:p text:style-name="P32">It's useful to have a way of addressing a frame to <text:change text:change-id="ct2095142464"/>be processed by a specific node, but all CAN nodes receive every frame.</text:p>
        </text:list-item>
        <text:list-item>
          <text:p text:style-name="P32">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2">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32">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2). Providing a destination address field in the frame header <text:soft-page-break/>allows a standard method of addressed communications (item <text:change text:change-id="ct2095142768"/><text:change-start text:change-id="ct-2033808080"/>3<text:change-end text:change-id="ct-2033808080"/>). Using a distributed algorithm to determine the value for that ID field prevents needing a single “manager” to provide it, thereby handling item 4. The header bit fields discussed below are organized to handle items 5 and 6.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OpenLCB-CAN is required to work without user intervention; user presets are <text:s/>neither required nor permitted.</text:p>
      <text:p text:style-name="Standard">It's desirable for OpenLCB-CAN nodes to <text:change-start text:change-id="ct-2034559184"/>detect <text:change-end text:change-id="ct-2034559184"/>duplicate (non-unique) Node IDs, but 100% reliable detection is not required. </text:p>
      <text:h text:style-name="Heading_20_2" text:outline-level="2">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change-start text:change-id="ct2017705088"/></text:h>
      <text:p text:style-name="Standard"><text:change-end text:change-id="ct2017705088"/><text:change-start text:change-id="ct2017705264"/>(Nothing to add<text:change-end text:change-id="ct2017705264"/><text:change-start text:change-id="ct2017705392"/> to the Standard)<text:change-end text:change-id="ct2017705392"/></text:p>
      <text:h text:style-name="Heading_20_2" text:outline-level="2"><text:soft-page-break/>Intended Use</text:h>
      <text:p text:style-name="Standard">The OpenLCB protocol suite uses 6-byte Node ID values, but this <text:change text:change-id="ct2017705488"/><text:change-start text:change-id="ct2017706080"/>protocol layer<text:change-end text:change-id="ct2017706080"/> could be <text:change text:change-id="ct2017705584"/><text:change-start text:change-id="ct2017705680"/>useful<text:change-end text:change-id="ct2017705680"/> in other contexts too. The Standard is therefore written so that any Node ID length from 12 bits through 7*12 = 84 bits can be used in a straight-forward manner. </text:p>
      <text:h text:style-name="Heading_20_2" text:outline-level="2">References and Context</text:h>
      <text:p text:style-name="Standard">Note that the Standard references the <text:change text:change-id="ct376097264"/><text:change-start text:change-id="ct376097360"/>Unique<text:change-end text:change-id="ct376097360"/> ID Standard, but only to the extent that each node is required to have a unique<text:change text:change-id="ct376097456"/> ID<text:change-start text:change-id="ct376097552"/> as it's node ID<text:change-end text:change-id="ct376097552"/>. The Standard would work equally well with a <text:change text:change-id="ct2017881376"/><text:change-start text:change-id="ct375716976"/>Unique<text:change-end text:change-id="ct375716976"/> ID that was allocated via any mechanism, and with any length from 12 through 84 bits.<text:change-start text:change-id="ct376097760"/> OpenLCB uses a 48-bit unique ID as a node ID, <text:span text:style-name="T19">which</text:span> is assumed for the rest of this Technical Note.<text:change-end text:change-id="ct376097760"/></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use them. <text:change-start text:change-id="ct376098864"/><text:s/>Allowing standard frames then allows use of these bootloaders in parallel with OpenLCB-CAN. <text:s/>Similarly, CBUS<text:note text:id="ftn3" text:note-class="endnote"><text:note-citation>iii</text:note-citation><text:note-body><text:p text:style-name="Endnote"><text:change-start text:change-id="ct376098064"/>See <text:change-end text:change-id="ct376098064"/><text:change-start text:change-id="ct2017908528"/><text:a xlink:type="simple" xlink:href="http://www.merg.org.uk/resources/lcb.html">http://www.merg.org.uk/resources/lcb.html</text:a><text:change-end text:change-id="ct2017908528"/></text:p></text:note-body></text:note> uses standard frames, and could coexist with OpenLCB on a CAN segment.<text:change-end text:change-id="ct376098864"/></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1</text:note-citation><text:note-body><text:p text:style-name="Footnote">See http://www.can-cia.org/</text:p></text:note-body></text:note> and <text:a xlink:type="simple" xlink:href="http://www.thecanmancan.com/?tag=rtr">http://www.thecanmancan.com/?tag=rtr</text:a> for more information.</text:p>
      <text:p text:style-name="Standard"><text:span text:style-name="T13">A CAN node can emit an overload frame when “</text:span><text:span text:style-name="T14">Due to internal conditions, the node is not yet able to begin reception of the next (frame). A node may generate a maximum of two sequential overload frames to delay the start of the next (fram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14">) Image: </text:span><text:a xlink:type="simple" xlink:href="http://3.bp.blogspot.com/_ycHwJEosotY/SvoMDJMGF7I/AAAAAAAAA64/3Ql4_UQnoBg/s1600/Overload%2BFrame.JPG">http://3.bp.blogspot.com/_ycHwJEosotY/SvoMDJMGF7I/AAAAAAAAA64/3Ql4_UQnoBg/s1600/Overload%2BFrame.JPG</text:a></text:p>
      <text:p text:style-name="Standard">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text:soft-page-break/>consecutive 1 bits will not result in this. CAN uses a bit-stuffing technique to prevent that by inserting a dominant bit on the line after the fifth consecutive recessive bit, and removing it at the receiver.<text:change-start text:change-id="ct2095144736"/></text:p>
      <text:p text:style-name="Standard"><text:change-end text:change-id="ct2095144736"/>The CAN format has been allocated on nibble boundaries to make it easier to e.g. read dumps of packets. The header is considered to be right (LSB) aligned.</text:p>
      <text:p text:style-name="Standard">The reserved <text:change text:change-id="ct-2034134864"/><text:change-start text:change-id="ct2095518208"/>most-significant<text:change-end text:change-id="ct2095518208"/>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change-start text:change-id="ct2095144592"/> It is therefore not available as a protocol expansion bit.<text:change-end text:change-id="ct2095144592"/></text:p>
      <text:p text:style-name="Standard">The order of the header fields is chosen to get proper priority and access disambiguation via CAN's standard mechanisms.</text:p>
      <text:p text:style-name="Standard">Putting the destination alias in the header allows filtering on it with common CAN hardware.</text:p>
      <text:h text:style-name="Heading_20_2" text:outline-level="2">States</text:h>
      <text:p text:style-name="Standard">In the Inhibited state, a node can only communicate on the CAN segment to allocate its Node ID alias<text:change-start text:change-id="ct2095143440"/>(es)<text:change-end text:change-id="ct2095143440"/>.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change-start text:change-id="ct-2033976656"/></text:p>
      <text:p text:style-name="P2">For nodes that maintain<text:change-end text:change-id="ct-2033976656"/><text:change-start text:change-id="ct2095517232"/> alias pools, e.g. gateways, need to clarify to what extent the state applies to the entire node, and to what extent it applies to each individual alias in <text:span text:style-name="T19">the</text:span> gateway pool.<text:change-end text:change-id="ct2095517232"/></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2095381504"/>a<text:change-end text:change-id="ct2095381504"/>ble.</text:p>
      <text:p text:style-name="Standard">CAN arbitration reliably avoids collisions between frames with unique headers. It does not guarantee non-overlapping transmission from separate nodes of frames with identical headers and no data; if the <text:soft-page-break/>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n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s to be found that guarantees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2095383200"/> packets used in th<text:change text:change-id="ct2095383328"/><text:change-start text:change-id="ct2095383456"/>e<text:change-end text:change-id="ct2095383456"/> broadcast will not be identical between the two nodes, because their <text:change text:change-id="ct2095383584"/>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2">The mechanism for generating the next alias value to try must give different values in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text:change text:change-id="ct2095383856"/><text:change-start text:change-id="ct2095383984"/>, 0x6, <text:change-end text:change-id="ct2095383984"/><text:change-start text:change-id="ct2095384480"/><text:span text:style-name="T19">…</text:span>,<text:change-end text:change-id="ct2095384480"/>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change-start text:change-id="ct2095384128"/></text:p>
      <text:p text:style-name="Standard">Reserving a node ID alias value is separate from actually using it to<text:change-end text:change-id="ct2095384128"/><text:change-start text:change-id="ct2095384848"/> take a node from Inhibited to Permitted state. <text:s/>A gateway device, for example, might want want to stockpile a few reserved alias values so that they can be rapidly associated <text:span text:style-name="T19">with a</text:span> specific node that wants to commun<text:change-end text:change-id="ct2095384848"/><text:change-start text:change-id="ct2095384976"/>icate. The node ID that's broken into four parts for the CID values needs to be unique, but it does not have to be the one that's eventually attached to the alias via a <text:change-end text:change-id="ct2095384976"/><text:change-start text:change-id="ct2095385104"/>Alias Map Definition frame later on.<text:change-end text:change-id="ct2095385104"/></text:p>
      <text:p text:style-name="P21"><text:soft-page-break/>For example, a minimal sequence is four CID frames and a RID:</text:p>
      <text:p text:style-name="P22">0x1<text:span text:style-name="T17">7</text:span><text:span text:style-name="T16">123</text:span><text:span text:style-name="T15">FED</text:span></text:p>
      <text:p text:style-name="P22">0x1<text:span text:style-name="T17">6</text:span><text:span text:style-name="T16">456</text:span><text:span text:style-name="T15">FED</text:span></text:p>
      <text:p text:style-name="P22">0x1<text:span text:style-name="T17">5</text:span><text:span text:style-name="T16">789</text:span><text:span text:style-name="T15">FED</text:span></text:p>
      <text:p text:style-name="P22">0x1<text:span text:style-name="T17">4</text:span><text:span text:style-name="T16">ABC</text:span><text:span text:style-name="T15">FED</text:span></text:p>
      <text:p text:style-name="P22">0x1<text:span text:style-name="T17">0700</text:span><text:span text:style-name="T15">FED</text:span></text:p>
      <text:p text:style-name="Standard">The red nibbles show that these are four CID and one RID frames. <text:s/>The blue nibbles are the source ID alias being tested and allocated. The yellow nibbles are the underlying Node ID of the node, in this case 12 34 56 78 9A BC.</text:p>
      <text:p text:style-name="P2">Other examples needed?</text:p>
      <text:p text:style-name="P2">An address collision which causes one to back off</text:p>
      <text:p text:style-name="P2">Address collision after several overlapping frames</text:p>
      <text:p text:style-name="P2">Address collision which causes both nodes to back off</text:p>
      <text:h text:style-name="Heading_20_4" text:outline-level="4">Transition to Permitted State</text:h>
      <text:p text:style-name="Standard">Note that there is no requirement that the node's alias value be consistent from one run to the next. <text:change-start text:change-id="ct2095384576"/></text:p>
      <text:p text:style-name="Standard"><text:change-end text:change-id="ct2095384576"/><text:change-start text:change-id="ct2095383712"/>The Alias Mapping Enquiry provides a mechanism for determining which alias is associated with each Node ID. <text:s/>This can be used when e.g. a new node att<text:change-end text:change-id="ct2095383712"/><text:change-start text:change-id="ct2095385232"/>aches and needs the information. <text:s/>Operating nodes can also track this information by watching CAN segment traffic, without having to use the Alias Mapping Enquiry protocol.<text:change-end text:change-id="ct2095385232"/></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use this.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ext:soft-page-break/>Transition to Inhibited State</text:h>
      <text:p text:style-name="Standard"><text:change-start text:change-id="ct2095936832"/>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p text:style-name="Standard"><text:change-end text:change-id="ct2095936832"/><text:change-start text:change-id="ct2095937200"/>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1">"Alias Map Reset" is a CAN-specific frame limited to the segment, but all gateways on the segment must act on it. <text:s/>This is then followed by an "Alias Map Definition" when the alias is allocated to a new node ID. <text:s/></text:span><text:change-end text:change-id="ct2095937200"/><text:change text:change-id="ct2095937328"/></text:p>
      <text:p text:style-name="P1"><text:change text:change-id="ct2095938048"/><text:change text:change-id="ct2095937952"/><text:change text:change-id="ct2095937856"/><text:change text:change-id="ct2095937744"/><text:change text:change-id="ct2095937616"/><text:change text:change-id="ct2095937520"/><text:change text:change-id="ct2095937424"/><text:change text:change-id="ct2095936960"/><text:change-start text:change-id="ct2095938144"/>Regular nodes won't need to do this. They stay active until they go instantly offline due to e.g. power-off.<text:change-end text:change-id="ct2095938144"/></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the node may have to invoke higher-level error handling to cause the sequence to be retried.</text:p>
      <text:p text:style-name="Standard"><text:soft-page-break/>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2033578928"/></text:p>
      <text:p text:style-name="Standard">Example: <text:s/>Nodes A and B are in Permitted mode with different node IDs, but <text:span text:style-name="T19">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text:change-end text:change-id="ct-2033578928"/><text:change text:change-id="ct-2033578832"/><text:change-start text:change-id="ct2095198912"/>B: 0x10703nnn<text:tab/>(AMR frame)</text:p>
      <text:p text:style-name="Standard">B then goes back into operation by reserving a new alias<text:change-end text:change-id="ct2095198912"/><text:change-start text:change-id="ct-2034086800"/> value and transitioning to Permitted state:</text:p>
      <text:p text:style-name="Standard">B: 0x17iiimmm<text:tab/>(1<text:span text:style-name="T21">st</text:span> CID)</text:p>
      <text:p text:style-name="Standard">B: 0x16iiimmm<text:tab/>(2<text:span text:style-name="T21">nd</text:span> CID)</text:p>
      <text:p text:style-name="Standard">B: 0x1<text:change-end text:change-id="ct-2034086800"/><text:change text:change-id="ct-2034086672"/><text:change-start text:change-id="ct375714432"/>5iiimmm<text:tab/>(3<text:span text:style-name="T21">rd</text:span> CID)</text:p>
      <text:p text:style-name="Standard">B: 0x14iiimmm<text:tab/>(4<text:span text:style-name="T21">th</text:span> CID)</text:p>
      <text:p text:style-name="Standard">B: 0x10700mmm<text:tab/>(RID)</text:p>
      <text:p text:style-name="Standard"><text:change-end text:change-id="ct375714432"/><text:change-start text:change-id="ct376118352"/>B: 0x10701mmm ii ii ii ii ii ii <text:tab/>(AMD with B's node ID attached)<text:change-end text:change-id="ct376118352"/></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text:change-start text:change-id="ct376065296"/>, but it's extremely likely that it will be<text:change-end text:change-id="ct376065296"/>.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text:change text:change-id="ct2017885312"/>event producer/consumer techniques associated with OpenLCB. This decision can be revisited.</text:p>
      <text:p text:style-name="Standard"><text:change text:change-id="ct2017701616"/><text:change-start text:change-id="ct376097888"/>Example: <text:s/>Nodes A and B are in Permitted mode with the same node IDs, but <text:span text:style-name="T19">different</text:span> aliases. <text:s/>Some gateway node C requests a list of all nodes on the CAN segment:</text:p>
      <text:p text:style-name="Standard">C: 0x10702ccc<text:tab/>(AME frame)</text:p>
      <text:p text:style-name="Standard">A: 0x10701aaa 01 02 03 04 05 06 <text:s/>(AMD frame with Node ID 0x010203040506)<text:change-end text:change-id="ct376097888"/><text:change-start text:change-id="ct2017908400"/></text:p>
      <text:p text:style-name="Standard"><text:change-end text:change-id="ct2017908400"/><text:change-start text:change-id="ct2017885520"/>(For simplicity, B has not transmitted yet) B discovers that its node ID has been duplicated.<text:change-end text:change-id="ct2017885520"/><text:change-start text:change-id="ct376118528"/></text:p>
      <text:p text:style-name="Standard"><text:soft-page-break/>B: 0x18ADFbbb 01 01 00 00 00 00 02 01 <text:s/>(Producer-Consumer Event Report (PCER) message with event ID 0x0101,0000,0000,0201 )<text:change-end text:change-id="ct376118528"/><text:change-start text:change-id="ct375714048"/></text:p>
      <text:p text:style-name="Standard">If the two nodes have also assigned <text:span text:style-name="T19">the</text:span> same alias valu<text:change-end text:change-id="ct375714048"/><text:change-start text:change-id="ct375714176"/>e, that interaction is also invoked here.<text:change-end text:change-id="ct375714176"/></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623968177" text:style-name="L3">
        <text:list-item>
          <text:p text:style-name="P33">The sequence of alias values generated by a node shall depend on the node's node ID in such a way that the sequence differs from the sequence generated by every other node.</text:p>
        </text:list-item>
        <text:list-item>
          <text:p text:style-name="P33">Given sufficient iterations, the sequence of alias values generated by a node shall include every valid alias value.</text:p>
        </text:list-item>
      </text:list>
      <text:p text:style-name="Standard">Although useful criteria, they were omitted as too hard to comprehensively test.<text:change-start text:change-id="ct-2033820368"/></text:p>
      <text:p text:style-name="Standard">What's really necessary, but hard to describe <text:span text:style-name="T19">in standard language, is that two separate nodes have different sequences of generated numbers. <text:s/>If node A will try 3,</text:span><text:change-end text:change-id="ct-2033820368"/><text:change-start text:change-id="ct-2033819984"/><text:span text:style-name="T19">4,5,6, then it's important that node B try some other sequence. If B also has generates values in the sequence 3,4,5,6, the two nodes can get locked to each other trying the same value, both rejecting it, and then </text:span><text:change-end text:change-id="ct-2033819984"/><text:change-start text:change-id="ct-2033958416"/><text:span text:style-name="T19">trying the same new value.</text:span></text:p>
      <text:p text:style-name="Standard"><text:span text:style-name="T19">Formally, if A</text:span><text:span text:style-name="T20">i</text:span><text:span text:style-name="T19"> is defined as a particular value in node A's sequence, B</text:span><text:span text:style-name="T20">i</text:span><text:span text:style-name="T19"> is defined as a particular value in B's sequence, then “</text:span><text:change-end text:change-id="ct-2033958416"/><text:change-start text:change-id="ct-2034189088"/><text:span text:style-name="T19">if A</text:span><text:span text:style-name="T20">i</text:span><text:span text:style-name="T19"> = B</text:span><text:span text:style-name="T20">i</text:span><text:span text:style-name="T19">, then A</text:span><text:span text:style-name="T20">i+1</text:span><text:span text:style-name="T19"> != B</text:span><text:span text:style-name="T20">i+1</text:span><text:span text:style-name="T19"> most of the time” is the important condition.</text:span><text:change-end text:change-id="ct-2034189088"/><text:change-start text:change-id="ct-2034019456"/></text:p>
      <text:p text:style-name="Standard"><text:span text:style-name="T19">It's not required that two sequential aliases be different. <text:s/>It's possible that the sequence generator will come up with the same value occasionally, and the RID/CID mechanism is constructed to handle that. <text:s/></text:span><text:change-end text:change-id="ct-2034019456"/><text:change-start text:change-id="ct-2033820272"/><text:span text:style-name="T19">The sequence on the CAN bus will be clearer, and in some cases the allocation process will be faster, if nodes identify duplicate aliases in sequenc</text:span><text:change-end text:change-id="ct-2033820272"/><text:change-start text:change-id="ct-2034189312"/><text:span text:style-name="T19">e, and just go on to the next one.</text:span><text:change-end text:change-id="ct-2034189312"/></text:p>
      <text:h text:style-name="Heading_20_2" text:outline-level="2">OpenLCB Message Frame Format</text:h>
      <text:p text:style-name="Standard"><text:change text:change-id="ct-2034189216"/><text:change text:change-id="ct-2033808256"/><text:change-start text:change-id="ct2095975200"/>The OpenLCB<text:change-end text:change-id="ct2095975200"/><text:change-start text:change-id="ct-2033820176"/> message frame format comes in two varieties, with and without a destination address included. <text:s/><text:change-end text:change-id="ct-2033820176"/><text:change-start text:change-id="ct-2033255872"/>This is included here, at frame level, to allow frame-level bridges to use the information without having to be able to <text:change-end text:change-id="ct-2033255872"/><text:change-start text:change-id="ct2095974960"/>completely decode the OpenLCB message-level protocols. <text:s text:c="2"/></text:p>
      <text:p text:style-name="Standard"><text:change-end text:change-id="ct2095974960"/><text:change-start text:change-id="ct-2033958144"/><text:span text:style-name="T19">The coding is a 0b000 value in the top three bits of the 15-bit variable field</text:span><text:change-end text:change-id="ct-2033958144"/><text:change-start text:change-id="ct2095529088"/><text:span text:style-name="T19"> to indicate that the bottom 12 bits are OpenLCB information in a global frame; other values in those three bits indicate that the bottom 12 bits are a destination node alias. <text:s/>Those other values can then be</text:span><text:change-end text:change-id="ct2095529088"/><text:change-start text:change-id="ct2095730416"/><text:span text:style-name="T19"> used by higher levels to indicate segmentation or other parts of a message-level protocol.</text:span><text:change-end text:change-id="ct2095730416"/></text:p>
      <text:h text:style-name="Heading_20_1" text:outline-level="1"><text:soft-page-break/>Gateways and segment management</text:h>
      <text:p text:style-name="P2"><text:change text:change-id="ct-2033958320"/><text:change-start text:change-id="ct2095529184"/>Talk about a bridge that's OpenLCB-CAN aware, and can e.g. signal that it's time to re<text:change-end text:change-id="ct2095529184"/><text:change-start text:change-id="ct2095170656"/>-<text:change-end text:change-id="ct2095170656"/><text:change-start text:change-id="ct2095170752"/>arbitrate, vs one that's not aware<text:change-end text:change-id="ct2095170752"/><text:change text:change-id="ct2095170848"/><text:change-start text:change-id="ct2095170944"/>.<text:change-end text:change-id="ct2095170944"/><text:change-start text:change-id="ct2095542448"/></text:p>
      <text:p text:style-name="P2"><text:change-end text:change-id="ct2095542448"/><text:change text:change-id="ct2095171136"/><text:change-start text:change-id="ct2095171232"/>Need to discuss the case of two segments being joined, to discover they've both arbitrated the same aliases, including with gateways on one or both<text:change-end text:change-id="ct2095171232"/><text:change text:change-id="ct2095171392"/><text:change-start text:change-id="ct2095171488"/>; <text:change-end text:change-id="ct2095171488"/><text:change-start text:change-id="ct-2033255392"/>see above.<text:change-end text:change-id="ct-2033255392"/><text:change-start text:change-id="ct2095171648"/></text:p>
      <text:p text:style-name="P2">Discuss the use of repeaters, bridges and gateways w.r.t. Timing; ref physical layer. Possibility of reordering. Refer to glossary?<text:change-end text:change-id="ct2095171648"/></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text:change-start text:change-id="ct-2033468624"/>the <text:change-end text:change-id="ct-2033468624"/>hardware detected frame<text:change-start text:change-id="ct-2033468528"/>s<text:change-end text:change-id="ct-2033468528"/>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p>
      <text:p text:style-name="Standard">Nodes must handle full rate frames, specifically including frames not addressed to them. (The datagram and stream protocols provide ways for nodes to indicate whether or not they have sufficient buffering for the next transmission, triggering retries as needed) For long term reliability, a node <text:span text:style-name="T2">must</text:span> be able to <text:soft-page-break/>completely process an entire CAN frame in the time it takes to receive the next one, which may be as little as 64 bit times, or about 500 microseconds (header only frame, carrying e.g. configuration info)<text:change text:change-id="ct2095730720"/></text:p>
      <text:p text:style-name="Standard">Eventually OpenLCB may have to discuss use of Overload Frames to throttle for e.g. NVRAM writing, but various<text:change text:change-id="ct2095171936"/><text:change-start text:change-id="ct2095172096"/> <text:change-end text:change-id="ct2095172096"/><text:change-start text:change-id="ct2056990112"/>CAN <text:change-end text:change-id="ct2056990112"/>hardware <text:change-start text:change-id="ct376266416"/>implementations <text:change-end text:change-id="ct376266416"/>may also be doing this already. This mechanism provides only a little more time, due to restrictions in the CAN specification that have become limitations on the silicon implementations.<text:change text:change-id="ct376266544"/></text:p>
      <text:h text:style-name="Heading_20_1" text:outline-level="1">On the choice of a 12-bit alias length</text:h>
      <text:p text:style-name="P2">(Should this be here? <text:s/>Or elsewhere? In either case, clean it up)</text:p>
      <text:p text:style-name="Standard">How big should the NodeID alias field be on CAN links?</text:p>
      <text:list xml:id="list1856232259" text:style-name="L4">
        <text:list-item>
          <text:p text:style-name="P34">Smaller (fewer bits) allows more payload and/or simpler coding of other parts of messages. </text:p>
        </text:list-item>
        <text:list-item>
          <text:p text:style-name="P34">Larger allows more unique nodes to be accessed.</text:p>
        </text:list-item>
      </text:list>
      <text:h text:style-name="Heading_20_2" text:outline-level="2">Issues</text:h>
      <text:h text:style-name="Heading_20_3" text:outline-level="3">Addressing</text:h>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5" text:note-class="footnote"><text:note-citation>2</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ext:change text:change-id="ct2018393104"/> pattern to a central OpenLCB-CAN “backbone”, which must route the full cross-segment traffic.</text:p>
      <text:p text:style-name="Standard">In some cases, want 2 aliases (source and destination), plus a few more bits, in the 29 bits total available in the header. Using 12-bits for each address leaves 29-(2*12) = 5 bits for these purposes, which seemed about right.</text:p>
      <text:h text:style-name="Heading_20_3" text:outline-level="3">Collisions during Allocation</text:h>
      <text:p text:style-name="Standard"><text:change text:change-id="ct2018393488"/><text:change-start text:change-id="ct2018393296"/>T<text:change-end text:change-id="ct2018393296"/>he <text:change-start text:change-id="ct2018393888"/>alias <text:change-end text:change-id="ct2018393888"/>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P2"><text:change-start text:change-id="ct2095673488"/>(Mostly talking about separate nodes here, not just one big interface node: Points to CAN backbone case)<text:change-end text:change-id="ct2095673488"/></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2">The use of the sequence generator also makes the arbitration process faster in </text:span><text:span text:style-name="T12">the case of sequential Node ID values. People like to use small and sequential numbers for things, and the sequence generator maps those to very different values that are less likely to collide during arbitration. </text:span></text:p>
      <text:p text:style-name="Standard"/>
      <text:h text:style-name="Heading_20_2" text:outline-level="2"><text:change text:change-id="ct-2033741296"/><text:change-start text:change-id="ct-2033740992"/>Preferred<text:change-end text:change-id="ct-2033740992"/> alias generation algorithm</text:h>
      <text:p text:style-name="Standard">The 12 bit alias has to be derived from a 48-bit sequence number in a way that keeps as much entropy <text:change-start text:change-id="ct2095674144"/>(variation<text:change-end text:change-id="ct2095674144"/><text:change-start text:change-id="ct2095174784"/>; randomness) <text:change-end text:change-id="ct2095174784"/>as possible.</text:p>
      <text:p text:style-name="Standard"><text:change-start text:change-id="ct2095674240"/>The entropy<text:change-end text:change-id="ct2095674240"/><text:change-start text:change-id="ct2095674816"/> starts in the node ID values, which cover a 48-bit space (albeit non-uniformly). <text:s/><text:span text:style-name="T19">This</text:span> provides an initial 48-bit value that can be mapped to a 12-b<text:change-end text:change-id="ct2095674816"/><text:change-start text:change-id="ct2095172848"/>it value. </text:p>
      <text:p text:style-name="Standard">To create a sequence of values, you want a computationally cheap way of sequencing through all those possible 48-bit values. <text:s/><text:change-end text:change-id="ct2095172848"/><text:change text:change-id="ct2095173072"/><text:change-start text:change-id="ct2095173168"/>(Running through the 48-bit values and compressing each to a 12-<text:change-end text:change-id="ct2095173168"/><text:change-start text:change-id="ct2095674336"/>bit alias value is less likely to get multiple nodes attempting the same sequence than just working through a 12-bit sequence) <text:change-end text:change-id="ct2095674336"/><text:change-start text:change-id="ct2095173264"/>A suitable <text:change-end text:change-id="ct2095173264"/><text:change-start text:change-id="ct-2033740896"/>pseudo-random number generator<text:change-end text:change-id="ct-2033740896"/> does <text:change-start text:change-id="ct2095173456"/>exactly <text:change-end text:change-id="ct2095173456"/>this; runs through full 48-bit sequence; each node joins at separate point in the sequence, so the 48 bit values are unique. <text:change-start text:change-id="ct2095674912"/></text:p>
      <text:p text:style-name="Standard"><text:change-end text:change-id="ct2095674912"/><text:change text:change-id="ct2095173552"/><text:change-start text:change-id="ct2095675008"/>The most computationally convenient way to create a 12-bit value, while preserving as much of the randomness as possible, is to break the 48-b<text:change-end text:change-id="ct2095675008"/><text:change-start text:change-id="ct2095742800"/>it value into four 12-bit values, align these, <text:span text:style-name="T19">and</text:span> exclusive-or them. <text:s/>Each bit-change in the original 48-bit number then becomes a change <text:span text:style-name="T19">in the</text:span> final 12-bit value.<text:change-end text:change-id="ct2095742800"/></text:p>
      <text:p text:style-name="Standard"><text:soft-page-break/>Sequentially numbered nodes will have initial seeds that differ only in the low bits of the PRNG output. For shift-register PRNGs, this can present a problem, as all bytes of the result are shifting together<text:change text:change-id="ct2095675184"/><text:change-start text:change-id="ct2095675280"/> with just one new bit <text:change-end text:change-id="ct2095675280"/><text:change-start text:change-id="ct-2034065136"/>shifting in at the top.<text:change-end text:change-id="ct-2034065136"/>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1">i+1</text:span> = (2<text:span text:style-name="T10">9</text:span>+1) x<text:span text:style-name="T11">i</text:span> + c</text:p>
      <text:p text:style-name="Standard">where c = 29,741,096,258,473 or 0x1B0CA37A4BA9.The paper actually describes a PRNG that uses signed arithmetic, but for our purposes the 48<text:span text:style-name="T10">th</text:span> “sign” bit isn't important.<text:change-start text:change-id="ct2095743376"/><text:span text:style-name="T1"> </text:span><text:change-end text:change-id="ct2095743376"/><text:change text:change-id="ct2095743248"/><text:change-start text:change-id="ct-2034144304"/><text:span text:style-name="T1">This is a byte+bit shift and add, so it's quick to calculate</text:span><text:change-end text:change-id="ct-2034144304"/><text:change text:change-id="ct-2034144448"/><text:change-start text:change-id="ct-2033846048"/><text:span text:style-name="T1">.</text:span><text:change-end text:change-id="ct-2033846048"/></text:p>
      <text:p text:style-name="Standard">Note that, unlike some other PNRGs, this one can generate a zero result, and can accept a zero seed.</text:p>
      <text:p text:style-name="Standard">It is initialized with the node ID as a 48-bit key, with the most significant byte <text:change text:change-id="ct376099472"/>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text:change-start text:change-id="ct2017909024"/>Example <text:change-end text:change-id="ct2017909024"/>C implementation<text:note text:id="ftn6" text:note-class="endnote"><text:note-citation>iv</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7"><text:s text:c="2"/>uint32_t lfsr1, lfsr2; // sequence value: lfsr1 is upper 24 bits, lfsr2 lower</text:p>
      <text:p text:style-name="Standard"><text:change-start text:change-id="ct376098352"/>The 6-byte unique Node ID is stored in the <text:span text:style-name="T22">nid[0:5]</text:span> array.</text:p>
      <text:p text:style-name="Standard"><text:change-end text:change-id="ct376098352"/><text:change text:change-id="ct2018394736"/><text:change-start text:change-id="ct2018395280"/>To l<text:change-end text:change-id="ct2018395280"/>oad the PRNG from the Node ID:</text:p>
      <text:p text:style-name="P13"><text:s text:c="2"/>lfsr1 = (nid[0] &lt;&lt; 16) | (nid[1] &lt;&lt; 8) | nid[2];</text:p>
      <text:p text:style-name="P20"><text:s text:c="2"/>lfsr2 = (nid[3] &lt;&lt; 16) | (nid[4] &lt;&lt; 8) | nid[5];</text:p>
      <text:p text:style-name="Standard"><text:change text:change-id="ct2018395520"/><text:change-start text:change-id="ct2018395664"/>To s<text:change-end text:change-id="ct2018395664"/>tep the PRNG:</text:p>
      <text:p text:style-name="P12"><text:s text:c="3"/>// First, form 2^9*val</text:p>
      <text:p text:style-name="P12"><text:s text:c="3"/>uint32_t temp1 = ((lfsr1&lt;&lt;9) | ((lfsr2&gt;&gt;15)&amp;0x1FF)) &amp; 0xFFFFFF;</text:p>
      <text:p text:style-name="P12"><text:s text:c="3"/>uint32_t temp2 = (lfsr2&lt;&lt;9) &amp; 0xFFFFFF;</text:p>
      <text:p text:style-name="P12"><text:s text:c="3"/></text:p>
      <text:p text:style-name="P12"><text:s text:c="3"/>// add</text:p>
      <text:p text:style-name="P12"><text:s text:c="3"/>lfsr2 = lfsr2 + temp2 + 0x7A4BA9l;</text:p>
      <text:p text:style-name="P12"><text:s text:c="3"/>lfsr1 = lfsr1 + temp1 + 0x1B0CA3l;</text:p>
      <text:p text:style-name="P12"><text:s text:c="3"/></text:p>
      <text:p text:style-name="P12"><text:s text:c="3"/>// carry</text:p>
      <text:p text:style-name="P12"><text:s text:c="3"/>lfsr1 = (lfsr1 &amp; 0xFFFFFF) | ((lfsr2&amp;0xFF000000) &gt;&gt; 24);</text:p>
      <text:p text:style-name="P19"><text:soft-page-break/><text:s text:c="3"/>lfsr2 = lfsr2 &amp; 0xFFFFFF;</text:p>
      <text:p text:style-name="Standard">Form a 12-bit alias from the PRNG state:</text:p>
      <text:p text:style-name="P13">uint16_t LinkControl::getAlias() {</text:p>
      <text:p text:style-name="P13"><text:s text:c="2"/>return (lfsr1 ^ lfsr2 ^ (lfsr1&gt;&gt;12) ^ (lfsr2&gt;&gt;12) )&amp;0xFFF;</text:p>
      <text:p text:style-name="P17">}</text:p>
      <text:h text:style-name="Heading_20_1" text:outline-level="1">CAN Controller Filters</text:h>
      <text:p text:style-name="Standard">This coding has been generated such that simple nodes can use three hardware filters to select<text:change text:change-id="ct2018240976"/>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fram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text:change text:change-id="ct2095173648"/><text:change text:change-id="ct2095779680"/><text:change-start text:change-id="ct2095154576"/>8<text:change-end text:change-id="ct2095154576"/><text:change-start text:change-id="ct2095779424"/>FF,F<text:change-end text:change-id="ct2095779424"/><text:change-start text:change-id="ct2095154848"/>000<text:change-end text:change-id="ct2095154848"/></text:p>
          </table:table-cell>
          <table:table-cell table:style-name="Table3.C2" office:value-type="string">
            <text:p text:style-name="Standard">0x0<text:change text:change-id="ct2095154944"/><text:change-start text:change-id="ct2095737072"/>8<text:change-end text:change-id="ct2095737072"/><text:change-start text:change-id="ct2095737200"/>nn,n000<text:change-end text:change-id="ct2095737200"/><text:change text:change-id="ct-2033363136"/></text:p>
          </table:table-cell>
        </table:table-row>
        <table:table-row>
          <table:table-cell table:style-name="Table3.A2" office:value-type="string">
            <text:p text:style-name="Standard">OpenLCB global messages</text:p>
          </table:table-cell>
          <table:table-cell table:style-name="Table3.A2" office:value-type="string">
            <text:p text:style-name="Standard">0x0<text:change text:change-id="ct2095675440"/><text:change-start text:change-id="ct2095737360"/>F<text:change-end text:change-id="ct2095737360"/>00,0000</text:p>
          </table:table-cell>
          <table:table-cell table:style-name="Table3.C2" office:value-type="string">
            <text:p text:style-name="Standard">0x0800,0000</text:p>
          </table:table-cell>
        </table:table-row>
      </table:table>
      <text:p text:style-name="P2"><text:change-start text:change-id="ct2095338768"/></text:p>
      <text:p text:style-name="P1"><text:change-end text:change-id="ct2095338768"/><text:change-start text:change-id="ct2095779248"/>“nnn” refers to <text:span text:style-name="T19">this node's alias.</text:span></text:p>
      <text:p text:style-name="P1"><text:change-end text:change-id="ct2095779248"/><text:change-start text:change-id="ct2095737776"/>The “OpenLCB format<text:change-end text:change-id="ct2095737776"/><text:change-start text:change-id="ct2095737968"/> addressed to this node” filter will improperly pass some global messages with an accidental match of the node alias nnn, but th<text:change-end text:change-id="ct2095737968"/><text:change-start text:change-id="ct-2033846320"/>ose would have been passed by the 3<text:span text:style-name="T21">rd</text:span> filter for global messages in any case.<text:change-end text:change-id="ct-2033846320"/></text:p>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5">(Relevant ones from physical layer d<text:span text:style-name="T18">oc; Sections of Etschberger book)</text:span></text:p>
      <text:p text:style-name="P1">“A 48-Bit Pseudo-Random Number Generator”, Heidi G. Kuehn, Communications of the ACM, Volume 4, Issue 8 (August 1961), pages 350-352.</text:p>
      <text:p text:style-name="P3"><text:change text:change-id="ct2095339040"/><text:change-start text:change-id="ct-2033846176"/>Appendix A<text:change-end text:change-id="ct-2033846176"/><text:change-start text:change-id="ct-2033845920"/>: Calculation Examples<text:change-end text:change-id="ct-2033845920"/></text:p>
      <table:table table:name="Table2" table:style-name="Table2">
        <table:table-column table:style-name="Table2.A" table:number-columns-repeated="3"/>
        <table:table-row>
          <table:table-cell table:style-name="Table2.A1" office:value-type="string">
            <text:p text:style-name="Table_20_Heading"><text:change-start text:change-id="ct-2034032240"/>Starting 48-bit seed<text:change-end text:change-id="ct-2034032240"/></text:p>
          </table:table-cell>
          <table:table-cell table:style-name="Table2.A1" office:value-type="string">
            <text:p text:style-name="Table_20_Heading"><text:change-start text:change-id="ct2095266592"/>Alias<text:change-end text:change-id="ct2095266592"/></text:p>
          </table:table-cell>
          <table:table-cell table:style-name="Table2.C1" office:value-type="string">
            <text:p text:style-name="Table_20_Heading"><text:change-start text:change-id="ct2095266752"/>Next 48-bit seed<text:change-end text:change-id="ct2095266752"/></text:p>
          </table:table-cell>
        </table:table-row>
        <table:table-row>
          <table:table-cell table:style-name="Table2.A2" office:value-type="string">
            <text:p text:style-name="P24"><text:change-start text:change-id="ct-2034032544"/>00 00 00 00 00 00<text:change-end text:change-id="ct-2034032544"/></text:p>
          </table:table-cell>
          <table:table-cell table:style-name="Table2.B2" office:value-type="float" office:value="0">
            <text:p text:style-name="P24"><text:change-start text:change-id="ct-2034091952"/>0<text:change-end text:change-id="ct-2034091952"/></text:p>
          </table:table-cell>
          <table:table-cell table:style-name="Table2.C2" office:value-type="string">
            <text:p text:style-name="P24"><text:change-start text:change-id="ct-2034091824"/>1B 0C A3 7A 4B A9<text:change-end text:change-id="ct-2034091824"/></text:p>
          </table:table-cell>
        </table:table-row>
        <table:table-row>
          <table:table-cell table:style-name="Table2.A2" office:value-type="string">
            <text:p text:style-name="P24"><text:change-start text:change-id="ct2095967856"/>1B 0C A3 7A 4B A9<text:change-end text:change-id="ct2095967856"/></text:p>
          </table:table-cell>
          <table:table-cell table:style-name="Table2.A2" office:value-type="string">
            <text:p text:style-name="P24"><text:change-start text:change-id="ct2095967952"/>11E<text:change-end text:change-id="ct2095967952"/></text:p>
          </table:table-cell>
          <table:table-cell table:style-name="Table2.C2" office:value-type="string">
            <text:p text:style-name="P24"><text:change-start text:change-id="ct2095968112"/>4F 60 3B 8B E9 52<text:change-end text:change-id="ct2095968112"/></text:p>
          </table:table-cell>
        </table:table-row>
        <text:soft-page-break/>
        <table:table-row>
          <table:table-cell table:style-name="Table2.A2" office:value-type="string">
            <text:p text:style-name="P24"><text:change-start text:change-id="ct2095968432"/>4F 60 3B 8B E9 52<text:change-end text:change-id="ct2095968432"/></text:p>
          </table:table-cell>
          <table:table-cell table:style-name="Table2.A2" office:value-type="string">
            <text:p text:style-name="P24"><text:change-start text:change-id="ct2095964384"/>521<text:change-end text:change-id="ct2095964384"/></text:p>
          </table:table-cell>
          <table:table-cell table:style-name="Table2.C2" office:value-type="string">
            <text:p text:style-name="P24"><text:change-start text:change-id="ct2095964512"/>2A E3 F5 D8 D8 FB<text:change-end text:change-id="ct2095964512"/></text:p>
          </table:table-cell>
        </table:table-row>
        <table:table-row>
          <table:table-cell table:style-name="Table2.A2" office:value-type="string">
            <text:p text:style-name="P24"><text:change-start text:change-id="ct2095964880"/>2A E3 F5 D8 D8 FB<text:change-end text:change-id="ct2095964880"/></text:p>
          </table:table-cell>
          <table:table-cell table:style-name="Table2.A2" office:value-type="string">
            <text:p text:style-name="P24"><text:change-start text:change-id="ct2095965056"/>42D<text:change-end text:change-id="ct2095965056"/></text:p>
          </table:table-cell>
          <table:table-cell table:style-name="Table2.C2" office:value-type="string">
            <text:p text:style-name="P24"><text:change-start text:change-id="ct2095965216"/>0<text:change-end text:change-id="ct2095965216"/><text:change-start text:change-id="ct2095964688"/>D DC 4B 05 1A A4<text:change-end text:change-id="ct2095964688"/></text:p>
          </table:table-cell>
        </table:table-row>
        <table:table-row>
          <table:table-cell table:style-name="Table2.A2" office:value-type="string">
            <text:p text:style-name="P24"><text:change-start text:change-id="ct2056375200"/>0<text:change-end text:change-id="ct2056375200"/><text:change-start text:change-id="ct2056771872"/>D DC 4B 05 1A A4<text:change-end text:change-id="ct2056771872"/></text:p>
          </table:table-cell>
          <table:table-cell table:style-name="Table2.A2" office:value-type="string">
            <text:p text:style-name="P24"><text:change-start text:change-id="ct2028264464"/>663<text:change-end text:change-id="ct2028264464"/></text:p>
          </table:table-cell>
          <table:table-cell table:style-name="Table2.C2" office:value-type="string">
            <text:p text:style-name="P24"><text:change-start text:change-id="ct2095739248"/>E1 7E F8 B4 AE 4D<text:change-end text:change-id="ct2095739248"/></text:p>
          </table:table-cell>
        </table:table-row>
      </table:table>
      <text:p text:style-name="Caption"><text:change-start text:change-id="ct-2033845824"/>Table: Sequence of aliases and seeds starting from zero<text:change-end text:change-id="ct-2033845824"/><text:change-start text:change-id="ct2095778704"/></text:p>
      <text:p text:style-name="Standard"><text:change-end text:change-id="ct2095778704"/><text:change-start text:change-id="ct2095741152"/></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4">02 01 21 00 00 12</text:p>
          </table:table-cell>
          <table:table-cell table:style-name="Table4.A2" office:value-type="string">
            <text:p text:style-name="P24">113</text:p>
          </table:table-cell>
          <table:table-cell table:style-name="Table4.A2" office:value-type="string">
            <text:p text:style-name="P24">1F 4F C4 7A 6F BB</text:p>
          </table:table-cell>
          <table:table-cell table:style-name="Table4.D2" office:value-type="string">
            <text:p text:style-name="P24">62D</text:p>
          </table:table-cell>
        </table:table-row>
        <table:table-row>
          <table:table-cell table:style-name="Table4.A2" office:value-type="string">
            <text:p text:style-name="P24">02 01 12 00 00 21</text:p>
          </table:table-cell>
          <table:table-cell table:style-name="Table4.A2" office:value-type="string">
            <text:p text:style-name="P24">113</text:p>
          </table:table-cell>
          <table:table-cell table:style-name="Table4.A2" office:value-type="string">
            <text:p text:style-name="P24">1F 31 B5 7A 8D CA</text:p>
          </table:table-cell>
          <table:table-cell table:style-name="Table4.D2" office:value-type="string">
            <text:p text:style-name="P24">A24 </text:p>
          </table:table-cell>
        </table:table-row>
        <table:table-row>
          <table:table-cell table:style-name="Table4.A2" office:value-type="string">
            <text:p text:style-name="P24">02 01 11 00 00 22</text:p>
          </table:table-cell>
          <table:table-cell table:style-name="Table4.A2" office:value-type="string">
            <text:p text:style-name="P24">113</text:p>
          </table:table-cell>
          <table:table-cell table:style-name="Table4.A2" office:value-type="string">
            <text:p text:style-name="P24">1F 2F B4 7A 8F CB</text:p>
          </table:table-cell>
          <table:table-cell table:style-name="Table4.D2" office:value-type="string">
            <text:p text:style-name="P24">625</text:p>
          </table:table-cell>
        </table:table-row>
        <table:table-row>
          <table:table-cell table:style-name="Table4.A2" office:value-type="string">
            <text:p text:style-name="P24">02 01 22 00 00 11</text:p>
          </table:table-cell>
          <table:table-cell table:style-name="Table4.A2" office:value-type="string">
            <text:p text:style-name="P24">113</text:p>
          </table:table-cell>
          <table:table-cell table:style-name="Table4.A2" office:value-type="string">
            <text:p text:style-name="P24">1F 51 C5 7A 6D BA</text:p>
          </table:table-cell>
          <table:table-cell table:style-name="Table4.D2" office:value-type="string">
            <text:p text:style-name="P24">A2C</text:p>
          </table:table-cell>
        </table:table-row>
      </table:table>
      <text:p text:style-name="Caption"><text:change-end text:change-id="ct2095741152"/><text:change-start text:change-id="ct1681867632"/>Table: Four seeds (of 2<text:span text:style-name="T21">36</text:span>) that give the same alias, and their <text:change-end text:change-id="ct1681867632"/><text:change-start text:change-id="ct1681835504"/>different <text:change-end text:change-id="ct1681835504"/><text:change-start text:change-id="ct1681803504"/>subsequent seeds and alias<text:change-end text:change-id="ct1681803504"/><text:change-start text:change-id="ct1681794432"/>es<text:change-end text:change-id="ct1681794432"/></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text:tab/>1</text:p>
          <text:p text:style-name="P26"><text:s/>1.1 Load-Related Frame Synchronization<text:tab/>2</text:p>
          <text:p text:style-name="P25"><text:s/>2 Annotations to the Standard<text:tab/>2</text:p>
          <text:p text:style-name="P26"><text:s/>2.1 Introduction<text:tab/>2</text:p>
          <text:p text:style-name="P26"><text:s/>2.2 Intended Use<text:tab/>3</text:p>
          <text:p text:style-name="P26"><text:s/>2.3 References and Context<text:tab/>3</text:p>
          <text:p text:style-name="P26"><text:s/>2.4 Frame Format<text:tab/>3</text:p>
          <text:p text:style-name="P26"><text:s/>2.5 States<text:tab/>4</text:p>
          <text:p text:style-name="P26"><text:s/>2.6 CAN-specific Control Frames and Interactions<text:tab/>4</text:p>
          <text:p text:style-name="P27"><text:s/>2.6.1 Control Frame Format<text:tab/>4</text:p>
          <text:p text:style-name="P27"><text:s/>2.6.2 Interactions<text:tab/>4</text:p>
          <text:p text:style-name="P28"><text:s/>2.6.2.1 Reserving a Node ID Alias<text:tab/>4</text:p>
          <text:p text:style-name="P28"><text:s/>2.6.2.2 Transition to Permitted State<text:tab/>6</text:p>
          <text:p text:style-name="P28"><text:s/>2.6.2.3 Node ID Alias validation<text:tab/>6</text:p>
          <text:p text:style-name="P28"><text:s/>2.6.2.4 Transition to Inhibited State<text:tab/>7</text:p>
          <text:p text:style-name="P28"><text:s/>2.6.2.5 Node ID Alias Collision Handling<text:tab/>7</text:p>
          <text:p text:style-name="P28"><text:s/>2.6.2.6 Duplicate Node ID Handling<text:tab/>8</text:p>
          <text:p text:style-name="P27"><text:s/>2.6.3 Node ID Alias Generation<text:tab/>9</text:p>
          <text:p text:style-name="P26"><text:s/>2.7 OpenLCB Message Frame Format<text:tab/>9</text:p>
          <text:p text:style-name="P25"><text:s/>3 Gateways and segment management<text:tab/>10</text:p>
          <text:p text:style-name="P25"><text:s/>4 Throughput and Temporarily Deaf Nodes<text:tab/>10</text:p>
          <text:p text:style-name="P25"><text:s/>5 On the choice of a 12-bit alias length<text:tab/>11</text:p>
          <text:p text:style-name="P26"><text:s/>5.1 Issues<text:tab/>11</text:p>
          <text:p text:style-name="P27"><text:s/>5.1.1 Addressing<text:tab/>11</text:p>
          <text:p text:style-name="P27"><text:s/>5.1.2 Collisions during Allocation<text:tab/>11</text:p>
          <text:p text:style-name="P27"><text:s/>5.1.3 Size<text:tab/>12</text:p>
          <text:p text:style-name="P25"><text:soft-page-break/><text:s/>6 Preferred Alias Allocation Method<text:tab/>12</text:p>
          <text:p text:style-name="P26"><text:s/>6.1 Preferred alias generation algorithm<text:tab/>12</text:p>
          <text:p text:style-name="P27"><text:s/>6.1.1 Preferred PRNG<text:tab/>13</text:p>
          <text:p text:style-name="P27"><text:s/>6.1.2 Preferred PRNG to node ID alias mapping<text:tab/>13</text:p>
          <text:p text:style-name="P27"><text:s/>6.1.3 Example C implementation<text:tab/>13</text:p>
          <text:p text:style-name="P25"><text:s/>7 CAN Controller Filters<text:tab/>14</text:p>
          <text:p text:style-name="P25"><text:s/>8 Additional References<text:tab/>14</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2017614912" text:id="ct2017614912">
            <text:insertion>
              <office:change-info>
                <dc:creator>Bob Jacobsen</dc:creator>
                <dc:date>2011-07-23T20:10:00</dc:date>
              </office:change-info>
            </text:insertion>
          </text:changed-region>
          <text:changed-region xml:id="ct2017615216" text:id="ct2017615216">
            <text:deletion>
              <office:change-info>
                <dc:creator>Bob Jacobsen</dc:creator>
                <dc:date>2011-07-23T20:10:00</dc:date>
              </office:change-info>
              <text:p text:style-name="MP4"><text:span text:style-name="MT2"><text:tab/></text:span></text:p>
            </text:deletion>
          </text:changed-region>
        </text:tracked-changes>
        <text:p text:style-name="MP4"><text:change-start text:change-id="ct2017614912"/><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2017614912"/><text:span text:style-name="MT2"><text:tab/></text:span><text:change text:change-id="ct2017615216"/><text:span text:style-name="MT2">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116" text:date-value="2012-05-28T16:49:47.99">5/28/2012</text:date></text:span></text:span></text:p>
      </style:footer>
    </style:master-page>
    <style:master-page style:name="First_20_Page" style:display-name="First Page" style:page-layout-name="Mpm2" style:next-style-name="Standard">
      <style:header>
        <text:tracked-changes>
          <text:changed-region xml:id="ct2057065856" text:id="ct2057065856">
            <text:deletion>
              <office:change-info>
                <dc:creator>Bob Jacobsen</dc:creator>
                <dc:date>2012-05-28T16:49:00</dc:date>
              </office:change-info>
              <text:p text:style-name="MP8">Preliminary</text:p>
            </text:deletion>
          </text:changed-region>
          <text:changed-region xml:id="ct-2032962656" text:id="ct-2032962656">
            <text:insertion>
              <office:change-info>
                <dc:creator>Bob Jacobsen</dc:creator>
                <dc:date>2012-05-28T16:49: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5-28T16:49:47.99">May 28, 2012</text:date></text:p>
            </table:table-cell>
            <table:table-cell table:style-name="Table1.C1" office:value-type="string">
              <text:p text:style-name="MP8"><text:change text:change-id="ct2057065856"/><text:change-start text:change-id="ct-2032962656"/>Draft<text:change-end text:change-id="ct-2032962656"/></text:p>
            </table:table-cell>
          </table:table-row>
        </table:table>
        <text:p text:style-name="Header"/>
      </style:header>
      <style:footer>
        <text:tracked-changes>
          <text:changed-region xml:id="ct-2033374400" text:id="ct-2033374400">
            <text:deletion>
              <office:change-info>
                <dc:creator>Bob Jacobsen</dc:creator>
                <dc:date>2011-07-23T20:10:00</dc:date>
              </office:change-info>
              <text:p text:style-name="MP9"><text:span text:style-name="MT3">Copyright 2010, by J. Day, D. Harris, B. Jacobsen, and A. Shepherd</text:span></text:p>
            </text:deletion>
          </text:changed-region>
          <text:changed-region xml:id="ct2095133008" text:id="ct2095133008">
            <text:insertion>
              <office:change-info>
                <dc:creator>Bob Jacobsen</dc:creator>
                <dc:date>2011-07-23T20:10:00</dc:date>
              </office:change-info>
            </text:insertion>
          </text:changed-region>
        </text:tracked-changes>
        <text:p text:style-name="MP9"><text:change text:change-id="ct-2033374400"/><text:change-start text:change-id="ct209513300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2095133008"/><text:span text:style-name="MT3"><text:tab/></text:span><text:span text:style-name="MT4">Page </text:span><text:span text:style-name="Page_20_Number"><text:span text:style-name="MT4"><text:page-number text:select-page="current">2</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4"><text:date style:data-style-name="N116" text:date-value="2012-05-28T16:49:47.99">5/28/2012</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295</meta:editing-cycles>
    <meta:editing-duration>P1DT7H57M15S</meta:editing-duration>
    <meta:generator>OpenOffice.org/3.3$Unix OpenOffice.org_project/330m20$Build-9567</meta:generator>
    <dc:date>2012-05-28T16:49:47</dc:date>
    <dc:creator>Bob Jacobsen</dc:creator>
    <meta:keyword>OpenLCB-CANFrame Transfer</meta:keyword>
    <meta:printed-by>Bob Jacobsen</meta:printed-by>
    <meta:print-date>2010-10-15T13:10:41</meta:print-date>
    <meta:document-statistic meta:table-count="4" meta:image-count="1" meta:object-count="0" meta:page-count="18" meta:paragraph-count="373" meta:word-count="7125" meta:character-count="41859"/>
    <meta:user-defined meta:name="Info 1"/>
    <meta:user-defined meta:name="Info 2"/>
    <meta:user-defined meta:name="Info 3"/>
    <meta:user-defined meta:name="Info 4"/>
  </office:meta>
</office:document-meta>
</file>